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4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74pt" svg:height="255.23pt" svg:x="725.44pt" svg:y="79.8pt">
            <loext:p draw:notify-on-update-of-ranges="Sheet1.A7:Sheet1.A27 Sheet1.B6:Sheet1.B6 Sheet1.B7:Sheet1.B27 Sheet1.C6:Sheet1.C6 Sheet1.C7:Sheet1.C27 Sheet1.D6:Sheet1.D6 Sheet1.D7:Sheet1.D27 Sheet1.E6:Sheet1.E6 Sheet1.E7:Sheet1.E27 Sheet1.F6:Sheet1.F6 Sheet1.F7:Sheet1.F27 Sheet1.G6:Sheet1.G6 Sheet1.G7:Sheet1.G27 Sheet1.H6:Sheet1.H6 Sheet1.H7:Sheet1.H27 Sheet1.I6:Sheet1.I6 Sheet1.I7:Sheet1.I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63pt" svg:height="255pt" svg:x="1218.42pt" svg:y="86.66pt">
            <loext:p draw:notify-on-update-of-ranges="Sheet1.B30:Sheet1.B30 Sheet1.B31:Sheet1.B31 Sheet1.C30:Sheet1.C30 Sheet1.C31:Sheet1.C31 Sheet1.D30:Sheet1.D30 Sheet1.D31:Sheet1.D31 Sheet1.E30:Sheet1.E30 Sheet1.E31:Sheet1.E31 Sheet1.F30:Sheet1.F30 Sheet1.F31:Sheet1.F31 Sheet1.G30:Sheet1.G30 Sheet1.G31:Sheet1.G31 Sheet1.H30:Sheet1.H30 Sheet1.H31:Sheet1.H31 Sheet1.I30:Sheet1.I30 Sheet1.I31:Sheet1.I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63pt" svg:height="255.03pt" svg:x="923.22pt" svg:y="407.37pt">
            <loext:p draw:notify-on-update-of-ranges="Sheet1.A37:Sheet1.A37 Sheet1.A38:Sheet1.A47 Sheet1.B37:Sheet1.B37 Sheet1.B38:Sheet1.B47 Sheet1.C37:Sheet1.C37 Sheet1.C38:Sheet1.C47 Sheet1.D37:Sheet1.D37 Sheet1.D38:Sheet1.D47 Sheet1.E37:Sheet1.E37 Sheet1.E38:Sheet1.E47 Sheet1.F37:Sheet1.F37 Sheet1.F38:Sheet1.F47 Sheet1.G37:Sheet1.G37 Sheet1.G38:Sheet1.G47 Sheet1.H37:Sheet1.H37 Sheet1.H38:Sheet1.H47 Sheet1.I37:Sheet1.I37 Sheet1.I38:Sheet1.I47 Sheet1.J37:Sheet1.J37 Sheet1.J38:Sheet1.J4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63pt" svg:height="255pt" svg:x="1413.5pt" svg:y="402.83pt">
            <loext:p draw:notify-on-update-of-ranges="Sheet1.B50:Sheet1.B50 Sheet1.B51:Sheet1.B51 Sheet1.C50:Sheet1.C50 Sheet1.C51:Sheet1.C51 Sheet1.D50:Sheet1.D50 Sheet1.D51:Sheet1.D51 Sheet1.E50:Sheet1.E50 Sheet1.E51:Sheet1.E51 Sheet1.F50:Sheet1.F50 Sheet1.F51:Sheet1.F51 Sheet1.G50:Sheet1.G50 Sheet1.G51:Sheet1.G51 Sheet1.H50:Sheet1.H50 Sheet1.H51:Sheet1.H51 Sheet1.I50:Sheet1.I50 Sheet1.I51:Sheet1.I51 Sheet1.J50:Sheet1.J50 Sheet1.J51:Sheet1.J51 Sheet1.K50:Sheet1.K50 Sheet1.K51:Sheet1.K51 Sheet1.L50:Sheet1.L50 Sheet1.L51:Sheet1.L5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Block-wise shuffle experiment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512" calcext:value-type="float">
            <text:p>5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Minibatches</text:p>
          </table:table-cell>
          <table:table-cell table:formula="of:=INT(83200/[.B3])" office:value-type="float" office:value="162" calcext:value-type="float">
            <text:p>1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Minibatches at a time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GD</text:p>
          </table:table-cell>
          <table:table-cell office:value-type="string" calcext:value-type="string">
            <text:p>K=1</text:p>
          </table:table-cell>
          <table:table-cell office:value-type="string" calcext:value-type="string">
            <text:p>K=2</text:p>
          </table:table-cell>
          <table:table-cell office:value-type="string" calcext:value-type="string">
            <text:p>K=4</text:p>
          </table:table-cell>
          <table:table-cell office:value-type="string" calcext:value-type="string">
            <text:p>K=8</text:p>
          </table:table-cell>
          <table:table-cell office:value-type="string" calcext:value-type="string">
            <text:p>K=16</text:p>
          </table:table-cell>
          <table:table-cell office:value-type="string" calcext:value-type="string">
            <text:p>K=32</text:p>
          </table:table-cell>
          <table:table-cell office:value-type="string" calcext:value-type="string">
            <text:p>K=6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0.692499" calcext:value-type="float">
            <text:p>0.69249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54796" calcext:value-type="float">
            <text:p>0.0554796</text:p>
          </table:table-cell>
          <table:table-cell office:value-type="float" office:value="0.075948" calcext:value-type="float">
            <text:p>0.075948</text:p>
          </table:table-cell>
          <table:table-cell office:value-type="float" office:value="0.129874" calcext:value-type="float">
            <text:p>0.129874</text:p>
          </table:table-cell>
          <table:table-cell office:value-type="float" office:value="0.226037" calcext:value-type="float">
            <text:p>0.226037</text:p>
          </table:table-cell>
          <table:table-cell office:value-type="float" office:value="0.139198" calcext:value-type="float">
            <text:p>0.139198</text:p>
          </table:table-cell>
          <table:table-cell office:value-type="float" office:value="0.0561205" calcext:value-type="float">
            <text:p>0.0561205</text:p>
          </table:table-cell>
          <table:table-cell office:value-type="float" office:value="0.186532" calcext:value-type="float">
            <text:p>0.186532</text:p>
          </table:table-cell>
          <table:table-cell office:value-type="float" office:value="0.0563233" calcext:value-type="float">
            <text:p>0.05632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49017" calcext:value-type="float">
            <text:p>0.0549017</text:p>
          </table:table-cell>
          <table:table-cell office:value-type="float" office:value="0.115067" calcext:value-type="float">
            <text:p>0.115067</text:p>
          </table:table-cell>
          <table:table-cell office:value-type="float" office:value="0.194329" calcext:value-type="float">
            <text:p>0.194329</text:p>
          </table:table-cell>
          <table:table-cell office:value-type="float" office:value="0.0561063" calcext:value-type="float">
            <text:p>0.0561063</text:p>
          </table:table-cell>
          <table:table-cell office:value-type="float" office:value="0.0996609" calcext:value-type="float">
            <text:p>0.0996609</text:p>
          </table:table-cell>
          <table:table-cell office:value-type="float" office:value="0.0663334" calcext:value-type="float">
            <text:p>0.0663334</text:p>
          </table:table-cell>
          <table:table-cell office:value-type="float" office:value="0.0553488" calcext:value-type="float">
            <text:p>0.0553488</text:p>
          </table:table-cell>
          <table:table-cell office:value-type="float" office:value="0.0620129" calcext:value-type="float">
            <text:p>0.062012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51699" calcext:value-type="float">
            <text:p>0.0551699</text:p>
          </table:table-cell>
          <table:table-cell office:value-type="float" office:value="0.0579891" calcext:value-type="float">
            <text:p>0.0579891</text:p>
          </table:table-cell>
          <table:table-cell office:value-type="float" office:value="0.0578017" calcext:value-type="float">
            <text:p>0.0578017</text:p>
          </table:table-cell>
          <table:table-cell office:value-type="float" office:value="0.0656833" calcext:value-type="float">
            <text:p>0.0656833</text:p>
          </table:table-cell>
          <table:table-cell office:value-type="float" office:value="0.100704" calcext:value-type="float">
            <text:p>0.100704</text:p>
          </table:table-cell>
          <table:table-cell office:value-type="float" office:value="0.0577464" calcext:value-type="float">
            <text:p>0.0577464</text:p>
          </table:table-cell>
          <table:table-cell office:value-type="float" office:value="0.0640969" calcext:value-type="float">
            <text:p>0.0640969</text:p>
          </table:table-cell>
          <table:table-cell office:value-type="float" office:value="0.0571194" calcext:value-type="float">
            <text:p>0.057119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49327" calcext:value-type="float">
            <text:p>0.0549327</text:p>
          </table:table-cell>
          <table:table-cell office:value-type="float" office:value="0.0570446" calcext:value-type="float">
            <text:p>0.0570446</text:p>
          </table:table-cell>
          <table:table-cell office:value-type="float" office:value="0.0639578" calcext:value-type="float">
            <text:p>0.0639578</text:p>
          </table:table-cell>
          <table:table-cell office:value-type="float" office:value="0.0566353" calcext:value-type="float">
            <text:p>0.0566353</text:p>
          </table:table-cell>
          <table:table-cell office:value-type="float" office:value="0.0564307" calcext:value-type="float">
            <text:p>0.0564307</text:p>
          </table:table-cell>
          <table:table-cell office:value-type="float" office:value="0.0649646" calcext:value-type="float">
            <text:p>0.0649646</text:p>
          </table:table-cell>
          <table:table-cell office:value-type="float" office:value="0.0640013" calcext:value-type="float">
            <text:p>0.0640013</text:p>
          </table:table-cell>
          <table:table-cell office:value-type="float" office:value="0.0559053" calcext:value-type="float">
            <text:p>0.055905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49255" calcext:value-type="float">
            <text:p>0.0549255</text:p>
          </table:table-cell>
          <table:table-cell office:value-type="float" office:value="0.0570587" calcext:value-type="float">
            <text:p>0.0570587</text:p>
          </table:table-cell>
          <table:table-cell office:value-type="float" office:value="0.0568698" calcext:value-type="float">
            <text:p>0.0568698</text:p>
          </table:table-cell>
          <table:table-cell office:value-type="float" office:value="0.0567518" calcext:value-type="float">
            <text:p>0.0567518</text:p>
          </table:table-cell>
          <table:table-cell office:value-type="float" office:value="0.0554977" calcext:value-type="float">
            <text:p>0.0554977</text:p>
          </table:table-cell>
          <table:table-cell office:value-type="float" office:value="0.0561237" calcext:value-type="float">
            <text:p>0.0561237</text:p>
          </table:table-cell>
          <table:table-cell office:value-type="float" office:value="0.0573908" calcext:value-type="float">
            <text:p>0.0573908</text:p>
          </table:table-cell>
          <table:table-cell office:value-type="float" office:value="0.055427" calcext:value-type="float">
            <text:p>0.05542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49874" calcext:value-type="float">
            <text:p>0.0549874</text:p>
          </table:table-cell>
          <table:table-cell office:value-type="float" office:value="0.0572799" calcext:value-type="float">
            <text:p>0.0572799</text:p>
          </table:table-cell>
          <table:table-cell office:value-type="float" office:value="0.0623706" calcext:value-type="float">
            <text:p>0.0623706</text:p>
          </table:table-cell>
          <table:table-cell office:value-type="float" office:value="0.0563219" calcext:value-type="float">
            <text:p>0.0563219</text:p>
          </table:table-cell>
          <table:table-cell office:value-type="float" office:value="0.0569773" calcext:value-type="float">
            <text:p>0.0569773</text:p>
          </table:table-cell>
          <table:table-cell office:value-type="float" office:value="0.0554247" calcext:value-type="float">
            <text:p>0.0554247</text:p>
          </table:table-cell>
          <table:table-cell office:value-type="float" office:value="0.0588948" calcext:value-type="float">
            <text:p>0.0588948</text:p>
          </table:table-cell>
          <table:table-cell office:value-type="float" office:value="0.0576815" calcext:value-type="float">
            <text:p>0.057681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49917" calcext:value-type="float">
            <text:p>0.0549917</text:p>
          </table:table-cell>
          <table:table-cell office:value-type="float" office:value="0.0572673" calcext:value-type="float">
            <text:p>0.0572673</text:p>
          </table:table-cell>
          <table:table-cell office:value-type="float" office:value="0.056664" calcext:value-type="float">
            <text:p>0.056664</text:p>
          </table:table-cell>
          <table:table-cell office:value-type="float" office:value="0.0559136" calcext:value-type="float">
            <text:p>0.0559136</text:p>
          </table:table-cell>
          <table:table-cell office:value-type="float" office:value="0.0559569" calcext:value-type="float">
            <text:p>0.0559569</text:p>
          </table:table-cell>
          <table:table-cell office:value-type="float" office:value="0.0586384" calcext:value-type="float">
            <text:p>0.0586384</text:p>
          </table:table-cell>
          <table:table-cell office:value-type="float" office:value="0.055195" calcext:value-type="float">
            <text:p>0.055195</text:p>
          </table:table-cell>
          <table:table-cell office:value-type="float" office:value="0.0563733" calcext:value-type="float">
            <text:p>0.056373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49978" calcext:value-type="float">
            <text:p>0.0549978</text:p>
          </table:table-cell>
          <table:table-cell office:value-type="float" office:value="0.0568025" calcext:value-type="float">
            <text:p>0.0568025</text:p>
          </table:table-cell>
          <table:table-cell office:value-type="float" office:value="0.0610699" calcext:value-type="float">
            <text:p>0.0610699</text:p>
          </table:table-cell>
          <table:table-cell office:value-type="float" office:value="0.061156" calcext:value-type="float">
            <text:p>0.061156</text:p>
          </table:table-cell>
          <table:table-cell office:value-type="float" office:value="0.0559923" calcext:value-type="float">
            <text:p>0.0559923</text:p>
          </table:table-cell>
          <table:table-cell office:value-type="float" office:value="0.0567253" calcext:value-type="float">
            <text:p>0.0567253</text:p>
          </table:table-cell>
          <table:table-cell office:value-type="float" office:value="0.0551412" calcext:value-type="float">
            <text:p>0.0551412</text:p>
          </table:table-cell>
          <table:table-cell office:value-type="float" office:value="0.0558697" calcext:value-type="float">
            <text:p>0.055869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49491" calcext:value-type="float">
            <text:p>0.0549491</text:p>
          </table:table-cell>
          <table:table-cell office:value-type="float" office:value="0.0625393" calcext:value-type="float">
            <text:p>0.0625393</text:p>
          </table:table-cell>
          <table:table-cell office:value-type="float" office:value="0.0581123" calcext:value-type="float">
            <text:p>0.0581123</text:p>
          </table:table-cell>
          <table:table-cell office:value-type="float" office:value="0.0596175" calcext:value-type="float">
            <text:p>0.0596175</text:p>
          </table:table-cell>
          <table:table-cell office:value-type="float" office:value="0.0557796" calcext:value-type="float">
            <text:p>0.0557796</text:p>
          </table:table-cell>
          <table:table-cell office:value-type="float" office:value="0.0556379" calcext:value-type="float">
            <text:p>0.0556379</text:p>
          </table:table-cell>
          <table:table-cell office:value-type="float" office:value="0.0559088" calcext:value-type="float">
            <text:p>0.0559088</text:p>
          </table:table-cell>
          <table:table-cell office:value-type="float" office:value="0.0551875" calcext:value-type="float">
            <text:p>0.055187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4936" calcext:value-type="float">
            <text:p>0.054936</text:p>
          </table:table-cell>
          <table:table-cell office:value-type="float" office:value="0.0556654" calcext:value-type="float">
            <text:p>0.0556654</text:p>
          </table:table-cell>
          <table:table-cell office:value-type="float" office:value="0.0597424" calcext:value-type="float">
            <text:p>0.0597424</text:p>
          </table:table-cell>
          <table:table-cell office:value-type="float" office:value="0.0560669" calcext:value-type="float">
            <text:p>0.0560669</text:p>
          </table:table-cell>
          <table:table-cell office:value-type="float" office:value="0.0556961" calcext:value-type="float">
            <text:p>0.0556961</text:p>
          </table:table-cell>
          <table:table-cell office:value-type="float" office:value="0.0597182" calcext:value-type="float">
            <text:p>0.0597182</text:p>
          </table:table-cell>
          <table:table-cell office:value-type="float" office:value="0.0566705" calcext:value-type="float">
            <text:p>0.0566705</text:p>
          </table:table-cell>
          <table:table-cell office:value-type="float" office:value="0.0550558" calcext:value-type="float">
            <text:p>0.055055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49235" calcext:value-type="float">
            <text:p>0.0549235</text:p>
          </table:table-cell>
          <table:table-cell office:value-type="float" office:value="0.058327" calcext:value-type="float">
            <text:p>0.058327</text:p>
          </table:table-cell>
          <table:table-cell office:value-type="float" office:value="0.0557638" calcext:value-type="float">
            <text:p>0.0557638</text:p>
          </table:table-cell>
          <table:table-cell office:value-type="float" office:value="0.0558044" calcext:value-type="float">
            <text:p>0.0558044</text:p>
          </table:table-cell>
          <table:table-cell office:value-type="float" office:value="0.0587123" calcext:value-type="float">
            <text:p>0.0587123</text:p>
          </table:table-cell>
          <table:table-cell office:value-type="float" office:value="0.0557623" calcext:value-type="float">
            <text:p>0.0557623</text:p>
          </table:table-cell>
          <table:table-cell office:value-type="float" office:value="0.0564289" calcext:value-type="float">
            <text:p>0.0564289</text:p>
          </table:table-cell>
          <table:table-cell office:value-type="float" office:value="0.0562514" calcext:value-type="float">
            <text:p>0.056251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49396" calcext:value-type="float">
            <text:p>0.0549396</text:p>
          </table:table-cell>
          <table:table-cell office:value-type="float" office:value="0.0556174" calcext:value-type="float">
            <text:p>0.0556174</text:p>
          </table:table-cell>
          <table:table-cell office:value-type="float" office:value="0.0553771" calcext:value-type="float">
            <text:p>0.0553771</text:p>
          </table:table-cell>
          <table:table-cell office:value-type="float" office:value="0.056547" calcext:value-type="float">
            <text:p>0.056547</text:p>
          </table:table-cell>
          <table:table-cell office:value-type="float" office:value="0.0553403" calcext:value-type="float">
            <text:p>0.0553403</text:p>
          </table:table-cell>
          <table:table-cell office:value-type="float" office:value="0.058215" calcext:value-type="float">
            <text:p>0.058215</text:p>
          </table:table-cell>
          <table:table-cell office:value-type="float" office:value="0.0564676" calcext:value-type="float">
            <text:p>0.0564676</text:p>
          </table:table-cell>
          <table:table-cell office:value-type="float" office:value="0.0551207" calcext:value-type="float">
            <text:p>0.055120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49426" calcext:value-type="float">
            <text:p>0.0549426</text:p>
          </table:table-cell>
          <table:table-cell office:value-type="float" office:value="0.0647888" calcext:value-type="float">
            <text:p>0.0647888</text:p>
          </table:table-cell>
          <table:table-cell office:value-type="float" office:value="0.0618926" calcext:value-type="float">
            <text:p>0.0618926</text:p>
          </table:table-cell>
          <table:table-cell office:value-type="float" office:value="0.0556221" calcext:value-type="float">
            <text:p>0.0556221</text:p>
          </table:table-cell>
          <table:table-cell office:value-type="float" office:value="0.0582113" calcext:value-type="float">
            <text:p>0.0582113</text:p>
          </table:table-cell>
          <table:table-cell office:value-type="float" office:value="0.0552455" calcext:value-type="float">
            <text:p>0.0552455</text:p>
          </table:table-cell>
          <table:table-cell office:value-type="float" office:value="0.0556435" calcext:value-type="float">
            <text:p>0.0556435</text:p>
          </table:table-cell>
          <table:table-cell office:value-type="float" office:value="0.0558312" calcext:value-type="float">
            <text:p>0.055831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49594" calcext:value-type="float">
            <text:p>0.0549594</text:p>
          </table:table-cell>
          <table:table-cell office:value-type="float" office:value="0.0563979" calcext:value-type="float">
            <text:p>0.0563979</text:p>
          </table:table-cell>
          <table:table-cell office:value-type="float" office:value="0.05566" calcext:value-type="float">
            <text:p>0.05566</text:p>
          </table:table-cell>
          <table:table-cell office:value-type="float" office:value="0.055699" calcext:value-type="float">
            <text:p>0.055699</text:p>
          </table:table-cell>
          <table:table-cell office:value-type="float" office:value="0.0568057" calcext:value-type="float">
            <text:p>0.0568057</text:p>
          </table:table-cell>
          <table:table-cell office:value-type="float" office:value="0.0562587" calcext:value-type="float">
            <text:p>0.0562587</text:p>
          </table:table-cell>
          <table:table-cell office:value-type="float" office:value="0.0558909" calcext:value-type="float">
            <text:p>0.0558909</text:p>
          </table:table-cell>
          <table:table-cell office:value-type="float" office:value="0.0553359" calcext:value-type="float">
            <text:p>0.055335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49556" calcext:value-type="float">
            <text:p>0.0549556</text:p>
          </table:table-cell>
          <table:table-cell office:value-type="float" office:value="0.0555796" calcext:value-type="float">
            <text:p>0.0555796</text:p>
          </table:table-cell>
          <table:table-cell office:value-type="float" office:value="0.0636601" calcext:value-type="float">
            <text:p>0.0636601</text:p>
          </table:table-cell>
          <table:table-cell office:value-type="float" office:value="0.0565956" calcext:value-type="float">
            <text:p>0.0565956</text:p>
          </table:table-cell>
          <table:table-cell office:value-type="float" office:value="0.0568978" calcext:value-type="float">
            <text:p>0.0568978</text:p>
          </table:table-cell>
          <table:table-cell office:value-type="float" office:value="0.0598348" calcext:value-type="float">
            <text:p>0.0598348</text:p>
          </table:table-cell>
          <table:table-cell office:value-type="float" office:value="0.0553386" calcext:value-type="float">
            <text:p>0.0553386</text:p>
          </table:table-cell>
          <table:table-cell office:value-type="float" office:value="0.0550976" calcext:value-type="float">
            <text:p>0.055097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49824" calcext:value-type="float">
            <text:p>0.0549824</text:p>
          </table:table-cell>
          <table:table-cell office:value-type="float" office:value="0.0562779" calcext:value-type="float">
            <text:p>0.0562779</text:p>
          </table:table-cell>
          <table:table-cell office:value-type="float" office:value="0.0565695" calcext:value-type="float">
            <text:p>0.0565695</text:p>
          </table:table-cell>
          <table:table-cell office:value-type="float" office:value="0.0554906" calcext:value-type="float">
            <text:p>0.0554906</text:p>
          </table:table-cell>
          <table:table-cell office:value-type="float" office:value="0.0554491" calcext:value-type="float">
            <text:p>0.0554491</text:p>
          </table:table-cell>
          <table:table-cell office:value-type="float" office:value="0.057634" calcext:value-type="float">
            <text:p>0.057634</text:p>
          </table:table-cell>
          <table:table-cell office:value-type="float" office:value="0.0587219" calcext:value-type="float">
            <text:p>0.0587219</text:p>
          </table:table-cell>
          <table:table-cell office:value-type="float" office:value="0.055035" calcext:value-type="float">
            <text:p>0.05503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549896" calcext:value-type="float">
            <text:p>0.0549896</text:p>
          </table:table-cell>
          <table:table-cell office:value-type="float" office:value="0.0556742" calcext:value-type="float">
            <text:p>0.0556742</text:p>
          </table:table-cell>
          <table:table-cell office:value-type="float" office:value="0.0558935" calcext:value-type="float">
            <text:p>0.0558935</text:p>
          </table:table-cell>
          <table:table-cell office:value-type="float" office:value="0.0558224" calcext:value-type="float">
            <text:p>0.0558224</text:p>
          </table:table-cell>
          <table:table-cell office:value-type="float" office:value="0.0616394" calcext:value-type="float">
            <text:p>0.0616394</text:p>
          </table:table-cell>
          <table:table-cell office:value-type="float" office:value="0.0560167" calcext:value-type="float">
            <text:p>0.0560167</text:p>
          </table:table-cell>
          <table:table-cell office:value-type="float" office:value="0.0565401" calcext:value-type="float">
            <text:p>0.0565401</text:p>
          </table:table-cell>
          <table:table-cell office:value-type="float" office:value="0.0550464" calcext:value-type="float">
            <text:p>0.055046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549428" calcext:value-type="float">
            <text:p>0.0549428</text:p>
          </table:table-cell>
          <table:table-cell office:value-type="float" office:value="0.0555518" calcext:value-type="float">
            <text:p>0.0555518</text:p>
          </table:table-cell>
          <table:table-cell office:value-type="float" office:value="0.0559144" calcext:value-type="float">
            <text:p>0.0559144</text:p>
          </table:table-cell>
          <table:table-cell office:value-type="float" office:value="0.0552897" calcext:value-type="float">
            <text:p>0.0552897</text:p>
          </table:table-cell>
          <table:table-cell office:value-type="float" office:value="0.0555656" calcext:value-type="float">
            <text:p>0.0555656</text:p>
          </table:table-cell>
          <table:table-cell office:value-type="float" office:value="0.0557379" calcext:value-type="float">
            <text:p>0.0557379</text:p>
          </table:table-cell>
          <table:table-cell office:value-type="float" office:value="0.0562788" calcext:value-type="float">
            <text:p>0.0562788</text:p>
          </table:table-cell>
          <table:table-cell office:value-type="float" office:value="0.0564969" calcext:value-type="float">
            <text:p>0.056496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549398" calcext:value-type="float">
            <text:p>0.0549398</text:p>
          </table:table-cell>
          <table:table-cell office:value-type="float" office:value="0.0660642" calcext:value-type="float">
            <text:p>0.0660642</text:p>
          </table:table-cell>
          <table:table-cell office:value-type="float" office:value="0.0556278" calcext:value-type="float">
            <text:p>0.0556278</text:p>
          </table:table-cell>
          <table:table-cell office:value-type="float" office:value="0.0555403" calcext:value-type="float">
            <text:p>0.0555403</text:p>
          </table:table-cell>
          <table:table-cell office:value-type="float" office:value="0.0552419" calcext:value-type="float">
            <text:p>0.0552419</text:p>
          </table:table-cell>
          <table:table-cell office:value-type="float" office:value="0.0689692" calcext:value-type="float">
            <text:p>0.0689692</text:p>
          </table:table-cell>
          <table:table-cell office:value-type="float" office:value="0.0551771" calcext:value-type="float">
            <text:p>0.0551771</text:p>
          </table:table-cell>
          <table:table-cell office:value-type="float" office:value="0.0551908" calcext:value-type="float">
            <text:p>0.055190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49381" calcext:value-type="float">
            <text:p>0.0549381</text:p>
          </table:table-cell>
          <table:table-cell office:value-type="float" office:value="0.0588661" calcext:value-type="float">
            <text:p>0.0588661</text:p>
          </table:table-cell>
          <table:table-cell office:value-type="float" office:value="0.0560878" calcext:value-type="float">
            <text:p>0.0560878</text:p>
          </table:table-cell>
          <table:table-cell office:value-type="float" office:value="0.0558696" calcext:value-type="float">
            <text:p>0.0558696</text:p>
          </table:table-cell>
          <table:table-cell office:value-type="float" office:value="0.0563614" calcext:value-type="float">
            <text:p>0.0563614</text:p>
          </table:table-cell>
          <table:table-cell office:value-type="float" office:value="0.0569697" calcext:value-type="float">
            <text:p>0.0569697</text:p>
          </table:table-cell>
          <table:table-cell office:value-type="float" office:value="0.057832" calcext:value-type="float">
            <text:p>0.057832</text:p>
          </table:table-cell>
          <table:table-cell office:value-type="float" office:value="0.0556073" calcext:value-type="float">
            <text:p>0.0556073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MIN([.B7:.B27])" office:value-type="float" office:value="0.0549017" calcext:value-type="float">
            <text:p>0.0549017</text:p>
          </table:table-cell>
          <table:table-cell table:formula="of:=MIN([.C7:.C27])" office:value-type="float" office:value="0.0555518" calcext:value-type="float">
            <text:p>0.0555518</text:p>
          </table:table-cell>
          <table:table-cell table:formula="of:=MIN([.D7:.D27])" office:value-type="float" office:value="0.0553771" calcext:value-type="float">
            <text:p>0.0553771</text:p>
          </table:table-cell>
          <table:table-cell table:formula="of:=MIN([.E7:.E27])" office:value-type="float" office:value="0.0552897" calcext:value-type="float">
            <text:p>0.0552897</text:p>
          </table:table-cell>
          <table:table-cell table:formula="of:=MIN([.F7:.F27])" office:value-type="float" office:value="0.0552419" calcext:value-type="float">
            <text:p>0.0552419</text:p>
          </table:table-cell>
          <table:table-cell table:formula="of:=MIN([.G7:.G27])" office:value-type="float" office:value="0.0552455" calcext:value-type="float">
            <text:p>0.0552455</text:p>
          </table:table-cell>
          <table:table-cell table:formula="of:=MIN([.H7:.H27])" office:value-type="float" office:value="0.0551412" calcext:value-type="float">
            <text:p>0.0551412</text:p>
          </table:table-cell>
          <table:table-cell table:formula="of:=MIN([.I7:.I27])" office:value-type="float" office:value="0.055035" calcext:value-type="float">
            <text:p>0.0550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GD</text:p>
          </table:table-cell>
          <table:table-cell office:value-type="string" calcext:value-type="string">
            <text:p>K=1</text:p>
          </table:table-cell>
          <table:table-cell office:value-type="string" calcext:value-type="string">
            <text:p>K=2</text:p>
          </table:table-cell>
          <table:table-cell office:value-type="string" calcext:value-type="string">
            <text:p>K=4</text:p>
          </table:table-cell>
          <table:table-cell office:value-type="string" calcext:value-type="string">
            <text:p>K=8</text:p>
          </table:table-cell>
          <table:table-cell office:value-type="string" calcext:value-type="string">
            <text:p>K=16</text:p>
          </table:table-cell>
          <table:table-cell office:value-type="string" calcext:value-type="string">
            <text:p>K=32</text:p>
          </table:table-cell>
          <table:table-cell office:value-type="string" calcext:value-type="string">
            <text:p>K=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C29]-[.B29])/[.B29]" office:value-type="float" office:value="0.0118411633883833" calcext:value-type="float">
            <text:p>0.0118411634</text:p>
          </table:table-cell>
          <table:table-cell table:formula="of:=([.D29]-[.B29])/[.B29]" office:value-type="float" office:value="0.0086591125593561" calcext:value-type="float">
            <text:p>0.0086591126</text:p>
          </table:table-cell>
          <table:table-cell table:formula="of:=([.E29]-[.B29])/[.B29]" office:value-type="float" office:value="0.00706717642623087" calcext:value-type="float">
            <text:p>0.0070671764</text:p>
          </table:table-cell>
          <table:table-cell table:style-name="ce1" table:formula="of:=([.F29]-[.B29])/[.B29]" office:value-type="float" office:value="0.00619652943351479" calcext:value-type="float">
            <text:p>0.0061965294</text:p>
          </table:table-cell>
          <table:table-cell table:style-name="ce1" table:formula="of:=([.G29]-[.B29])/[.B29]" office:value-type="float" office:value="0.00626210117355197" calcext:value-type="float">
            <text:p>0.0062621012</text:p>
          </table:table-cell>
          <table:table-cell table:style-name="ce1" table:formula="of:=([.H29]-[.B29])/[.B29]" office:value-type="float" office:value="0.00436234214969658" calcext:value-type="float">
            <text:p>0.0043623421</text:p>
          </table:table-cell>
          <table:table-cell table:style-name="ce1" table:formula="of:=([.I29]-[.B29])/[.B29]" office:value-type="float" office:value="0.00242797581859948" calcext:value-type="float">
            <text:p>0.0024279758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512" calcext:value-type="float">
            <text:p>5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Minibatches</text:p>
          </table:table-cell>
          <table:table-cell office:value-type="float" office:value="975" calcext:value-type="float">
            <text:p>9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Minibatches at a time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GD</text:p>
          </table:table-cell>
          <table:table-cell office:value-type="string" calcext:value-type="string">
            <text:p>K=1</text:p>
          </table:table-cell>
          <table:table-cell office:value-type="string" calcext:value-type="string">
            <text:p>K=2</text:p>
          </table:table-cell>
          <table:table-cell office:value-type="string" calcext:value-type="string">
            <text:p>K=4</text:p>
          </table:table-cell>
          <table:table-cell office:value-type="string" calcext:value-type="string">
            <text:p>K=8</text:p>
          </table:table-cell>
          <table:table-cell office:value-type="string" calcext:value-type="string">
            <text:p>K=16</text:p>
          </table:table-cell>
          <table:table-cell office:value-type="string" calcext:value-type="string">
            <text:p>K=32</text:p>
          </table:table-cell>
          <table:table-cell office:value-type="string" calcext:value-type="string">
            <text:p>K=64</text:p>
          </table:table-cell>
          <table:table-cell office:value-type="string" calcext:value-type="string">
            <text:p>K=1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91498" calcext:value-type="float">
            <text:p>0.191498</text:p>
          </table:table-cell>
          <table:table-cell office:value-type="float" office:value="0.883067" calcext:value-type="float">
            <text:p>0.883067</text:p>
          </table:table-cell>
          <table:table-cell office:value-type="float" office:value="0.776197" calcext:value-type="float">
            <text:p>0.776197</text:p>
          </table:table-cell>
          <table:table-cell office:value-type="float" office:value="0.211403" calcext:value-type="float">
            <text:p>0.211403</text:p>
          </table:table-cell>
          <table:table-cell office:value-type="float" office:value="1.0638" calcext:value-type="float">
            <text:p>1.0638</text:p>
          </table:table-cell>
          <table:table-cell office:value-type="float" office:value="0.223146" calcext:value-type="float">
            <text:p>0.223146</text:p>
          </table:table-cell>
          <table:table-cell office:value-type="float" office:value="0.283706" calcext:value-type="float">
            <text:p>0.283706</text:p>
          </table:table-cell>
          <table:table-cell office:value-type="float" office:value="0.251555" calcext:value-type="float">
            <text:p>0.251555</text:p>
          </table:table-cell>
          <table:table-cell office:value-type="float" office:value="0.212372" calcext:value-type="float">
            <text:p>0.212372</text:p>
          </table:table-cell>
          <table:table-cell office:value-type="float" office:value="0.194504" calcext:value-type="float">
            <text:p>0.194504</text:p>
          </table:table-cell>
          <table:table-cell office:value-type="float" office:value="0.191334" calcext:value-type="float">
            <text:p>0.191334</text:p>
          </table:table-cell>
        </table:table-row>
        <table:table-row table:style-name="ro1">
          <table:table-cell/>
          <table:table-cell office:value-type="float" office:value="0.191509" calcext:value-type="float">
            <text:p>0.191509</text:p>
          </table:table-cell>
          <table:table-cell office:value-type="float" office:value="0.261044" calcext:value-type="float">
            <text:p>0.261044</text:p>
          </table:table-cell>
          <table:table-cell office:value-type="float" office:value="0.298519" calcext:value-type="float">
            <text:p>0.298519</text:p>
          </table:table-cell>
          <table:table-cell office:value-type="float" office:value="0.210297" calcext:value-type="float">
            <text:p>0.210297</text:p>
          </table:table-cell>
          <table:table-cell office:value-type="float" office:value="0.208703" calcext:value-type="float">
            <text:p>0.208703</text:p>
          </table:table-cell>
          <table:table-cell office:value-type="float" office:value="0.19873" calcext:value-type="float">
            <text:p>0.19873</text:p>
          </table:table-cell>
          <table:table-cell office:value-type="float" office:value="0.29037" calcext:value-type="float">
            <text:p>0.29037</text:p>
          </table:table-cell>
          <table:table-cell office:value-type="float" office:value="0.1949" calcext:value-type="float">
            <text:p>0.1949</text:p>
          </table:table-cell>
          <table:table-cell office:value-type="float" office:value="0.20324" calcext:value-type="float">
            <text:p>0.20324</text:p>
          </table:table-cell>
          <table:table-cell office:value-type="float" office:value="0.192189" calcext:value-type="float">
            <text:p>0.192189</text:p>
          </table:table-cell>
          <table:table-cell office:value-type="float" office:value="0.190998" calcext:value-type="float">
            <text:p>0.190998</text:p>
          </table:table-cell>
        </table:table-row>
        <table:table-row table:style-name="ro1">
          <table:table-cell/>
          <table:table-cell office:value-type="float" office:value="0.192403" calcext:value-type="float">
            <text:p>0.192403</text:p>
          </table:table-cell>
          <table:table-cell office:value-type="float" office:value="0.265692" calcext:value-type="float">
            <text:p>0.265692</text:p>
          </table:table-cell>
          <table:table-cell office:value-type="float" office:value="0.284885" calcext:value-type="float">
            <text:p>0.284885</text:p>
          </table:table-cell>
          <table:table-cell office:value-type="float" office:value="0.21238" calcext:value-type="float">
            <text:p>0.21238</text:p>
          </table:table-cell>
          <table:table-cell office:value-type="float" office:value="0.202518" calcext:value-type="float">
            <text:p>0.202518</text:p>
          </table:table-cell>
          <table:table-cell office:value-type="float" office:value="0.208861" calcext:value-type="float">
            <text:p>0.208861</text:p>
          </table:table-cell>
          <table:table-cell office:value-type="float" office:value="0.20541" calcext:value-type="float">
            <text:p>0.20541</text:p>
          </table:table-cell>
          <table:table-cell office:value-type="float" office:value="0.206157" calcext:value-type="float">
            <text:p>0.206157</text:p>
          </table:table-cell>
          <table:table-cell office:value-type="float" office:value="0.201596" calcext:value-type="float">
            <text:p>0.201596</text:p>
          </table:table-cell>
          <table:table-cell office:value-type="float" office:value="0.191285" calcext:value-type="float">
            <text:p>0.191285</text:p>
          </table:table-cell>
          <table:table-cell office:value-type="float" office:value="0.190945" calcext:value-type="float">
            <text:p>0.190945</text:p>
          </table:table-cell>
        </table:table-row>
        <table:table-row table:style-name="ro1">
          <table:table-cell/>
          <table:table-cell office:value-type="float" office:value="0.191059" calcext:value-type="float">
            <text:p>0.191059</text:p>
          </table:table-cell>
          <table:table-cell office:value-type="float" office:value="0.252979" calcext:value-type="float">
            <text:p>0.252979</text:p>
          </table:table-cell>
          <table:table-cell office:value-type="float" office:value="0.422982" calcext:value-type="float">
            <text:p>0.422982</text:p>
          </table:table-cell>
          <table:table-cell office:value-type="float" office:value="0.393007" calcext:value-type="float">
            <text:p>0.393007</text:p>
          </table:table-cell>
          <table:table-cell office:value-type="float" office:value="0.304676" calcext:value-type="float">
            <text:p>0.304676</text:p>
          </table:table-cell>
          <table:table-cell office:value-type="float" office:value="0.194891" calcext:value-type="float">
            <text:p>0.194891</text:p>
          </table:table-cell>
          <table:table-cell office:value-type="float" office:value="0.194826" calcext:value-type="float">
            <text:p>0.194826</text:p>
          </table:table-cell>
          <table:table-cell office:value-type="float" office:value="0.192631" calcext:value-type="float">
            <text:p>0.192631</text:p>
          </table:table-cell>
          <table:table-cell office:value-type="float" office:value="0.199556" calcext:value-type="float">
            <text:p>0.199556</text:p>
          </table:table-cell>
          <table:table-cell office:value-type="float" office:value="0.191121" calcext:value-type="float">
            <text:p>0.191121</text:p>
          </table:table-cell>
          <table:table-cell office:value-type="float" office:value="0.190859" calcext:value-type="float">
            <text:p>0.190859</text:p>
          </table:table-cell>
        </table:table-row>
        <table:table-row table:style-name="ro1">
          <table:table-cell/>
          <table:table-cell office:value-type="float" office:value="0.191385" calcext:value-type="float">
            <text:p>0.191385</text:p>
          </table:table-cell>
          <table:table-cell office:value-type="float" office:value="0.203923" calcext:value-type="float">
            <text:p>0.203923</text:p>
          </table:table-cell>
          <table:table-cell office:value-type="float" office:value="0.234868" calcext:value-type="float">
            <text:p>0.234868</text:p>
          </table:table-cell>
          <table:table-cell office:value-type="float" office:value="0.210858" calcext:value-type="float">
            <text:p>0.210858</text:p>
          </table:table-cell>
          <table:table-cell office:value-type="float" office:value="0.195412" calcext:value-type="float">
            <text:p>0.195412</text:p>
          </table:table-cell>
          <table:table-cell office:value-type="float" office:value="0.204021" calcext:value-type="float">
            <text:p>0.204021</text:p>
          </table:table-cell>
          <table:table-cell office:value-type="float" office:value="0.254739" calcext:value-type="float">
            <text:p>0.254739</text:p>
          </table:table-cell>
          <table:table-cell office:value-type="float" office:value="0.200767" calcext:value-type="float">
            <text:p>0.200767</text:p>
          </table:table-cell>
          <table:table-cell office:value-type="float" office:value="0.192882" calcext:value-type="float">
            <text:p>0.192882</text:p>
          </table:table-cell>
          <table:table-cell office:value-type="float" office:value="0.191051" calcext:value-type="float">
            <text:p>0.191051</text:p>
          </table:table-cell>
          <table:table-cell office:value-type="float" office:value="0.192151" calcext:value-type="float">
            <text:p>0.192151</text:p>
          </table:table-cell>
        </table:table-row>
        <table:table-row table:style-name="ro1">
          <table:table-cell/>
          <table:table-cell office:value-type="float" office:value="0.191206" calcext:value-type="float">
            <text:p>0.191206</text:p>
          </table:table-cell>
          <table:table-cell office:value-type="float" office:value="0.432606" calcext:value-type="float">
            <text:p>0.432606</text:p>
          </table:table-cell>
          <table:table-cell office:value-type="float" office:value="0.23084" calcext:value-type="float">
            <text:p>0.23084</text:p>
          </table:table-cell>
          <table:table-cell office:value-type="float" office:value="0.196592" calcext:value-type="float">
            <text:p>0.196592</text:p>
          </table:table-cell>
          <table:table-cell office:value-type="float" office:value="0.197018" calcext:value-type="float">
            <text:p>0.197018</text:p>
          </table:table-cell>
          <table:table-cell office:value-type="float" office:value="0.199126" calcext:value-type="float">
            <text:p>0.199126</text:p>
          </table:table-cell>
          <table:table-cell office:value-type="float" office:value="0.196432" calcext:value-type="float">
            <text:p>0.196432</text:p>
          </table:table-cell>
          <table:table-cell office:value-type="float" office:value="0.196907" calcext:value-type="float">
            <text:p>0.196907</text:p>
          </table:table-cell>
          <table:table-cell office:value-type="float" office:value="0.192792" calcext:value-type="float">
            <text:p>0.192792</text:p>
          </table:table-cell>
          <table:table-cell office:value-type="float" office:value="0.191114" calcext:value-type="float">
            <text:p>0.191114</text:p>
          </table:table-cell>
          <table:table-cell office:value-type="float" office:value="0.191232" calcext:value-type="float">
            <text:p>0.191232</text:p>
          </table:table-cell>
        </table:table-row>
        <table:table-row table:style-name="ro1">
          <table:table-cell/>
          <table:table-cell office:value-type="float" office:value="0.191229" calcext:value-type="float">
            <text:p>0.191229</text:p>
          </table:table-cell>
          <table:table-cell office:value-type="float" office:value="0.279592" calcext:value-type="float">
            <text:p>0.279592</text:p>
          </table:table-cell>
          <table:table-cell office:value-type="float" office:value="0.217531" calcext:value-type="float">
            <text:p>0.217531</text:p>
          </table:table-cell>
          <table:table-cell office:value-type="float" office:value="0.24238" calcext:value-type="float">
            <text:p>0.24238</text:p>
          </table:table-cell>
          <table:table-cell office:value-type="float" office:value="0.264857" calcext:value-type="float">
            <text:p>0.264857</text:p>
          </table:table-cell>
          <table:table-cell office:value-type="float" office:value="0.214609" calcext:value-type="float">
            <text:p>0.214609</text:p>
          </table:table-cell>
          <table:table-cell office:value-type="float" office:value="0.23784" calcext:value-type="float">
            <text:p>0.23784</text:p>
          </table:table-cell>
          <table:table-cell office:value-type="float" office:value="0.213085" calcext:value-type="float">
            <text:p>0.213085</text:p>
          </table:table-cell>
          <table:table-cell office:value-type="float" office:value="0.192931" calcext:value-type="float">
            <text:p>0.192931</text:p>
          </table:table-cell>
          <table:table-cell office:value-type="float" office:value="0.191171" calcext:value-type="float">
            <text:p>0.191171</text:p>
          </table:table-cell>
          <table:table-cell office:value-type="float" office:value="0.191334" calcext:value-type="float">
            <text:p>0.191334</text:p>
          </table:table-cell>
        </table:table-row>
        <table:table-row table:style-name="ro1">
          <table:table-cell/>
          <table:table-cell office:value-type="float" office:value="0.191084" calcext:value-type="float">
            <text:p>0.191084</text:p>
          </table:table-cell>
          <table:table-cell office:value-type="float" office:value="0.20056" calcext:value-type="float">
            <text:p>0.20056</text:p>
          </table:table-cell>
          <table:table-cell office:value-type="float" office:value="0.295806" calcext:value-type="float">
            <text:p>0.295806</text:p>
          </table:table-cell>
          <table:table-cell office:value-type="float" office:value="0.412171" calcext:value-type="float">
            <text:p>0.412171</text:p>
          </table:table-cell>
          <table:table-cell office:value-type="float" office:value="0.194891" calcext:value-type="float">
            <text:p>0.194891</text:p>
          </table:table-cell>
          <table:table-cell office:value-type="float" office:value="0.194454" calcext:value-type="float">
            <text:p>0.194454</text:p>
          </table:table-cell>
          <table:table-cell office:value-type="float" office:value="0.194946" calcext:value-type="float">
            <text:p>0.194946</text:p>
          </table:table-cell>
          <table:table-cell office:value-type="float" office:value="0.19829" calcext:value-type="float">
            <text:p>0.19829</text:p>
          </table:table-cell>
          <table:table-cell office:value-type="float" office:value="0.194519" calcext:value-type="float">
            <text:p>0.194519</text:p>
          </table:table-cell>
          <table:table-cell office:value-type="float" office:value="0.191292" calcext:value-type="float">
            <text:p>0.191292</text:p>
          </table:table-cell>
          <table:table-cell office:value-type="float" office:value="0.191136" calcext:value-type="float">
            <text:p>0.191136</text:p>
          </table:table-cell>
        </table:table-row>
        <table:table-row table:style-name="ro1">
          <table:table-cell/>
          <table:table-cell office:value-type="float" office:value="0.191436" calcext:value-type="float">
            <text:p>0.191436</text:p>
          </table:table-cell>
          <table:table-cell office:value-type="float" office:value="0.264925" calcext:value-type="float">
            <text:p>0.264925</text:p>
          </table:table-cell>
          <table:table-cell office:value-type="float" office:value="0.202951" calcext:value-type="float">
            <text:p>0.202951</text:p>
          </table:table-cell>
          <table:table-cell office:value-type="float" office:value="0.194752" calcext:value-type="float">
            <text:p>0.194752</text:p>
          </table:table-cell>
          <table:table-cell office:value-type="float" office:value="0.217999" calcext:value-type="float">
            <text:p>0.217999</text:p>
          </table:table-cell>
          <table:table-cell office:value-type="float" office:value="0.201047" calcext:value-type="float">
            <text:p>0.201047</text:p>
          </table:table-cell>
          <table:table-cell office:value-type="float" office:value="0.196515" calcext:value-type="float">
            <text:p>0.196515</text:p>
          </table:table-cell>
          <table:table-cell office:value-type="float" office:value="0.198556" calcext:value-type="float">
            <text:p>0.198556</text:p>
          </table:table-cell>
          <table:table-cell office:value-type="float" office:value="0.192977" calcext:value-type="float">
            <text:p>0.192977</text:p>
          </table:table-cell>
          <table:table-cell office:value-type="float" office:value="0.190921" calcext:value-type="float">
            <text:p>0.190921</text:p>
          </table:table-cell>
          <table:table-cell office:value-type="float" office:value="0.191017" calcext:value-type="float">
            <text:p>0.191017</text:p>
          </table:table-cell>
        </table:table-row>
        <table:table-row table:style-name="ro1">
          <table:table-cell/>
          <table:table-cell office:value-type="float" office:value="0.191288" calcext:value-type="float">
            <text:p>0.191288</text:p>
          </table:table-cell>
          <table:table-cell office:value-type="float" office:value="0.205765" calcext:value-type="float">
            <text:p>0.205765</text:p>
          </table:table-cell>
          <table:table-cell office:value-type="float" office:value="0.393031" calcext:value-type="float">
            <text:p>0.393031</text:p>
          </table:table-cell>
          <table:table-cell office:value-type="float" office:value="0.209826" calcext:value-type="float">
            <text:p>0.209826</text:p>
          </table:table-cell>
          <table:table-cell office:value-type="float" office:value="0.198414" calcext:value-type="float">
            <text:p>0.198414</text:p>
          </table:table-cell>
          <table:table-cell office:value-type="float" office:value="0.196894" calcext:value-type="float">
            <text:p>0.196894</text:p>
          </table:table-cell>
          <table:table-cell office:value-type="float" office:value="0.192805" calcext:value-type="float">
            <text:p>0.192805</text:p>
          </table:table-cell>
          <table:table-cell office:value-type="float" office:value="0.19277" calcext:value-type="float">
            <text:p>0.19277</text:p>
          </table:table-cell>
          <table:table-cell office:value-type="float" office:value="0.193459" calcext:value-type="float">
            <text:p>0.193459</text:p>
          </table:table-cell>
          <table:table-cell office:value-type="float" office:value="0.191216" calcext:value-type="float">
            <text:p>0.191216</text:p>
          </table:table-cell>
          <table:table-cell office:value-type="float" office:value="0.191145" calcext:value-type="float">
            <text:p>0.19114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MIN([.B38:.B47])" office:value-type="float" office:value="0.191059" calcext:value-type="float">
            <text:p>0.191059</text:p>
          </table:table-cell>
          <table:table-cell table:formula="of:=MIN([.C38:.C47])" office:value-type="float" office:value="0.20056" calcext:value-type="float">
            <text:p>0.20056</text:p>
          </table:table-cell>
          <table:table-cell table:formula="of:=MIN([.D38:.D47])" office:value-type="float" office:value="0.202951" calcext:value-type="float">
            <text:p>0.202951</text:p>
          </table:table-cell>
          <table:table-cell table:formula="of:=MIN([.E38:.E47])" office:value-type="float" office:value="0.194752" calcext:value-type="float">
            <text:p>0.194752</text:p>
          </table:table-cell>
          <table:table-cell table:formula="of:=MIN([.F38:.F47])" office:value-type="float" office:value="0.194891" calcext:value-type="float">
            <text:p>0.194891</text:p>
          </table:table-cell>
          <table:table-cell table:formula="of:=MIN([.G38:.G47])" office:value-type="float" office:value="0.194454" calcext:value-type="float">
            <text:p>0.194454</text:p>
          </table:table-cell>
          <table:table-cell table:formula="of:=MIN([.H38:.H47])" office:value-type="float" office:value="0.192805" calcext:value-type="float">
            <text:p>0.192805</text:p>
          </table:table-cell>
          <table:table-cell table:formula="of:=MIN([.I38:.I47])" office:value-type="float" office:value="0.192631" calcext:value-type="float">
            <text:p>0.192631</text:p>
          </table:table-cell>
          <table:table-cell table:formula="of:=MIN([.J38:.J47])" office:value-type="float" office:value="0.192792" calcext:value-type="float">
            <text:p>0.192792</text:p>
          </table:table-cell>
          <table:table-cell table:formula="of:=MIN([.K38:.K47])" office:value-type="float" office:value="0.190921" calcext:value-type="float">
            <text:p>0.190921</text:p>
          </table:table-cell>
          <table:table-cell table:formula="of:=MIN([.L38:.L47])" office:value-type="float" office:value="0.190859" calcext:value-type="float">
            <text:p>0.190859</text:p>
          </table:table-cell>
        </table:table-row>
        <table:table-row table:style-name="ro1">
          <table:table-cell/>
          <table:table-cell office:value-type="string" calcext:value-type="string">
            <text:p>SGD</text:p>
          </table:table-cell>
          <table:table-cell office:value-type="string" calcext:value-type="string">
            <text:p>K=1</text:p>
          </table:table-cell>
          <table:table-cell office:value-type="string" calcext:value-type="string">
            <text:p>K=2</text:p>
          </table:table-cell>
          <table:table-cell office:value-type="string" calcext:value-type="string">
            <text:p>K=4</text:p>
          </table:table-cell>
          <table:table-cell office:value-type="string" calcext:value-type="string">
            <text:p>K=8</text:p>
          </table:table-cell>
          <table:table-cell office:value-type="string" calcext:value-type="string">
            <text:p>K=16</text:p>
          </table:table-cell>
          <table:table-cell office:value-type="string" calcext:value-type="string">
            <text:p>K=32</text:p>
          </table:table-cell>
          <table:table-cell office:value-type="string" calcext:value-type="string">
            <text:p>K=64</text:p>
          </table:table-cell>
          <table:table-cell office:value-type="string" calcext:value-type="string">
            <text:p>K=128</text:p>
          </table:table-cell>
          <table:table-cell office:value-type="string" calcext:value-type="string">
            <text:p>SGD variation 1</text:p>
          </table:table-cell>
          <table:table-cell office:value-type="string" calcext:value-type="string">
            <text:p>SGD variation 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100*([.C49]-[.B49])/([.B49])" office:value-type="float" office:value="4.97280944629671" calcext:value-type="float">
            <text:p>4.9728094463</text:p>
          </table:table-cell>
          <table:table-cell table:formula="of:=100*([.D49]-[.B49])/([.B49])" office:value-type="float" office:value="6.22425533473954" calcext:value-type="float">
            <text:p>6.2242553347</text:p>
          </table:table-cell>
          <table:table-cell table:formula="of:=100*([.E49]-[.B49])/([.B49])" office:value-type="float" office:value="1.93291077625236" calcext:value-type="float">
            <text:p>1.9329107763</text:p>
          </table:table-cell>
          <table:table-cell table:style-name="ce1" table:formula="of:=100*([.F49]-[.B49])/([.B49])" office:value-type="float" office:value="2.00566317210914" calcext:value-type="float">
            <text:p>2.0056631721</text:p>
          </table:table-cell>
          <table:table-cell table:style-name="ce1" table:formula="of:=100*([.G49]-[.B49])/([.B49])" office:value-type="float" office:value="1.77693801391194" calcext:value-type="float">
            <text:p>1.7769380139</text:p>
          </table:table-cell>
          <table:table-cell table:style-name="ce1" table:formula="of:=100*([.H49]-[.B49])/([.B49])" office:value-type="float" office:value="0.91385383572615" calcext:value-type="float">
            <text:p>0.9138538357</text:p>
          </table:table-cell>
          <table:table-cell table:style-name="ce1" table:formula="of:=100*([.I49]-[.B49])/([.B49])" office:value-type="float" office:value="0.822782491272339" calcext:value-type="float">
            <text:p>0.8227824913</text:p>
          </table:table-cell>
          <table:table-cell table:style-name="ce1" table:formula="of:=100*([.J49]-[.B49])/([.B49])" office:value-type="float" office:value="0.907049654818675" calcext:value-type="float">
            <text:p>0.9070496548</text:p>
          </table:table-cell>
          <table:table-cell table:style-name="ce1" table:formula="of:=100*([.K49]-[.B49])/([.B49])" office:value-type="float" office:value="-0.0722289973254331" calcext:value-type="float">
            <text:p>-0.0722289973</text:p>
          </table:table-cell>
          <table:table-cell table:style-name="ce1" table:formula="of:=100*([.L49]-[.B49])/([.B49])" office:value-type="float" office:value="-0.104679706268733" calcext:value-type="float">
            <text:p>-0.10467970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17:39:46.299765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0:05:32.073537969</meta:creation-date>
    <dc:date>2018-06-08T09:48:11.566045235</dc:date>
    <meta:editing-duration>P2DT17H48M11S</meta:editing-duration>
    <meta:editing-cycles>22</meta:editing-cycles>
    <meta:generator>LibreOffice/5.1.6.2$Linux_X86_64 LibreOffice_project/10m0$Build-2</meta:generator>
    <meta:document-statistic meta:table-count="1" meta:cell-count="40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5" chart:maximum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1cm" chart:symbol-height="0.1cm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1cm" chart:symbol-height="0.1cm" chart:link-data-style-to-source="true"/>
      <style:graphic-properties svg:stroke-color="#83caff" draw:fill-color="#83caff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arrow-left" chart:symbol-width="0.1cm" chart:symbol-height="0.1cm"/>
    </style:style>
    <style:style style:name="ch16" style:family="chart" style:data-style-name="N0">
      <style:chart-properties chart:symbol-type="named-symbol" chart:symbol-name="bow-tie" chart:symbol-width="0.1cm" chart:symbol-height="0.1cm" chart:link-data-style-to-source="true"/>
      <style:graphic-properties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1cm" chart:symbol-height="0.1cm" chart:link-data-style-to-source="true"/>
      <style:graphic-properties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line" chart:style-name="ch1">
        <chart:legend chart:legend-position="end" svg:x="13.844cm" svg:y="2.46cm" style:legend-expansion="high" chart:style-name="ch2"/>
        <chart:plot-area chart:style-name="ch3" table:cell-range-address="Sheet1.A6:Sheet1.I27" chart:data-source-has-labels="both" svg:x="1.331cm" svg:y="0.18cm" svg:width="12.193cm" svg:height="7.664cm">
          <chartooo:coordinate-region svg:x="2.243cm" svg:y="0.18cm" svg:width="11.094cm" svg:height="7.017cm"/>
          <chart:axis chart:dimension="x" chart:name="primary-x" chart:style-name="ch4" chartooo:axis-type="auto">
            <chartooo:date-scale/>
            <chart:title svg:x="6.907cm" svg:y="8.024cm" chart:style-name="ch5">
              <text:p>Epoch</text:p>
            </chart:title>
            <chart:categories table:cell-range-address="Sheet1.A7:Sheet1.A27"/>
          </chart:axis>
          <chart:axis chart:dimension="y" chart:name="primary-y" chart:style-name="ch6">
            <chart:title svg:x="0.451cm" svg:y="5.749cm" chart:style-name="ch7">
              <text:p>Log scale Logistic Loss</text:p>
            </chart:title>
            <chart:grid chart:style-name="ch8" chart:class="major"/>
          </chart:axis>
          <chart:series chart:style-name="ch9" chart:values-cell-range-address="Sheet1.B7:Sheet1.B27" chart:label-cell-address="Sheet1.B6:Sheet1.B6" chart:class="chart:line">
            <chart:data-point chart:repeated="21"/>
          </chart:series>
          <chart:series chart:style-name="ch10" chart:values-cell-range-address="Sheet1.C7:Sheet1.C27" chart:label-cell-address="Sheet1.C6:Sheet1.C6" chart:class="chart:line">
            <chart:data-point chart:repeated="21"/>
          </chart:series>
          <chart:series chart:style-name="ch11" chart:values-cell-range-address="Sheet1.D7:Sheet1.D27" chart:label-cell-address="Sheet1.D6:Sheet1.D6" chart:class="chart:line">
            <chart:data-point chart:repeated="21"/>
          </chart:series>
          <chart:series chart:style-name="ch12" chart:values-cell-range-address="Sheet1.E7:Sheet1.E27" chart:label-cell-address="Sheet1.E6:Sheet1.E6" chart:class="chart:line">
            <chart:data-point chart:repeated="21"/>
          </chart:series>
          <chart:series chart:style-name="ch13" chart:values-cell-range-address="Sheet1.F7:Sheet1.F27" chart:label-cell-address="Sheet1.F6:Sheet1.F6" chart:class="chart:line">
            <chart:data-point chart:repeated="21"/>
          </chart:series>
          <chart:series chart:style-name="ch14" chart:values-cell-range-address="Sheet1.G7:Sheet1.G27" chart:label-cell-address="Sheet1.G6:Sheet1.G6" chart:class="chart:line">
            <chart:data-point/>
            <chart:data-point chart:style-name="ch15"/>
            <chart:data-point chart:repeated="19"/>
          </chart:series>
          <chart:series chart:style-name="ch16" chart:values-cell-range-address="Sheet1.H7:Sheet1.H27" chart:label-cell-address="Sheet1.H6:Sheet1.H6" chart:class="chart:line">
            <chart:data-point chart:repeated="21"/>
          </chart:series>
          <chart:series chart:style-name="ch17" chart:values-cell-range-address="Sheet1.I7:Sheet1.I27" chart:label-cell-address="Sheet1.I6:Sheet1.I6" chart:class="chart:line">
            <chart:data-point chart:repeated="2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GD</text:p>
                <draw:g>
                  <svg:desc>Sheet1.B6:Sheet1.B6</svg:desc>
                </draw:g>
              </table:table-cell>
              <table:table-cell office:value-type="string">
                <text:p>K=1</text:p>
                <draw:g>
                  <svg:desc>Sheet1.C6:Sheet1.C6</svg:desc>
                </draw:g>
              </table:table-cell>
              <table:table-cell office:value-type="string">
                <text:p>K=2</text:p>
                <draw:g>
                  <svg:desc>Sheet1.D6:Sheet1.D6</svg:desc>
                </draw:g>
              </table:table-cell>
              <table:table-cell office:value-type="string">
                <text:p>K=4</text:p>
                <draw:g>
                  <svg:desc>Sheet1.E6:Sheet1.E6</svg:desc>
                </draw:g>
              </table:table-cell>
              <table:table-cell office:value-type="string">
                <text:p>K=8</text:p>
                <draw:g>
                  <svg:desc>Sheet1.F6:Sheet1.F6</svg:desc>
                </draw:g>
              </table:table-cell>
              <table:table-cell office:value-type="string">
                <text:p>K=16</text:p>
                <draw:g>
                  <svg:desc>Sheet1.G6:Sheet1.G6</svg:desc>
                </draw:g>
              </table:table-cell>
              <table:table-cell office:value-type="string">
                <text:p>K=32</text:p>
                <draw:g>
                  <svg:desc>Sheet1.H6:Sheet1.H6</svg:desc>
                </draw:g>
              </table:table-cell>
              <table:table-cell office:value-type="string">
                <text:p>K=64</text:p>
                <draw:g>
                  <svg:desc>Sheet1.I6:Sheet1.I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7:Sheet1.A27</svg:desc>
                </draw:g>
              </table:table-cell>
              <table:table-cell office:value-type="float" office:value="0.692499">
                <text:p>0.692499</text:p>
                <draw:g>
                  <svg:desc>Sheet1.B7:Sheet1.B27</svg:desc>
                </draw:g>
              </table:table-cell>
              <table:table-cell office:value-type="float" office:value="0.692499">
                <text:p>0.692499</text:p>
                <draw:g>
                  <svg:desc>Sheet1.C7:Sheet1.C27</svg:desc>
                </draw:g>
              </table:table-cell>
              <table:table-cell office:value-type="float" office:value="0.692499">
                <text:p>0.692499</text:p>
                <draw:g>
                  <svg:desc>Sheet1.D7:Sheet1.D27</svg:desc>
                </draw:g>
              </table:table-cell>
              <table:table-cell office:value-type="float" office:value="0.692499">
                <text:p>0.692499</text:p>
                <draw:g>
                  <svg:desc>Sheet1.E7:Sheet1.E27</svg:desc>
                </draw:g>
              </table:table-cell>
              <table:table-cell office:value-type="float" office:value="0.692499">
                <text:p>0.692499</text:p>
                <draw:g>
                  <svg:desc>Sheet1.F7:Sheet1.F27</svg:desc>
                </draw:g>
              </table:table-cell>
              <table:table-cell office:value-type="float" office:value="0.692499">
                <text:p>0.692499</text:p>
                <draw:g>
                  <svg:desc>Sheet1.G7:Sheet1.G27</svg:desc>
                </draw:g>
              </table:table-cell>
              <table:table-cell office:value-type="float" office:value="0.692499">
                <text:p>0.692499</text:p>
                <draw:g>
                  <svg:desc>Sheet1.H7:Sheet1.H27</svg:desc>
                </draw:g>
              </table:table-cell>
              <table:table-cell office:value-type="float" office:value="0.692499">
                <text:p>0.692499</text:p>
                <draw:g>
                  <svg:desc>Sheet1.I7:Sheet1.I2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54796">
                <text:p>0.0554796</text:p>
              </table:table-cell>
              <table:table-cell office:value-type="float" office:value="0.075948">
                <text:p>0.075948</text:p>
              </table:table-cell>
              <table:table-cell office:value-type="float" office:value="0.129874">
                <text:p>0.129874</text:p>
              </table:table-cell>
              <table:table-cell office:value-type="float" office:value="0.226037">
                <text:p>0.226037</text:p>
              </table:table-cell>
              <table:table-cell office:value-type="float" office:value="0.139198">
                <text:p>0.139198</text:p>
              </table:table-cell>
              <table:table-cell office:value-type="float" office:value="0.0561205">
                <text:p>0.0561205</text:p>
              </table:table-cell>
              <table:table-cell office:value-type="float" office:value="0.186532">
                <text:p>0.186532</text:p>
              </table:table-cell>
              <table:table-cell office:value-type="float" office:value="0.0563233">
                <text:p>0.05632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549017">
                <text:p>0.0549017</text:p>
              </table:table-cell>
              <table:table-cell office:value-type="float" office:value="0.115067">
                <text:p>0.115067</text:p>
              </table:table-cell>
              <table:table-cell office:value-type="float" office:value="0.194329">
                <text:p>0.194329</text:p>
              </table:table-cell>
              <table:table-cell office:value-type="float" office:value="0.0561063">
                <text:p>0.0561063</text:p>
              </table:table-cell>
              <table:table-cell office:value-type="float" office:value="0.0996609">
                <text:p>0.0996609</text:p>
              </table:table-cell>
              <table:table-cell office:value-type="float" office:value="0.0663334">
                <text:p>0.0663334</text:p>
              </table:table-cell>
              <table:table-cell office:value-type="float" office:value="0.0553488">
                <text:p>0.0553488</text:p>
              </table:table-cell>
              <table:table-cell office:value-type="float" office:value="0.0620129">
                <text:p>0.06201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551699">
                <text:p>0.0551699</text:p>
              </table:table-cell>
              <table:table-cell office:value-type="float" office:value="0.0579891">
                <text:p>0.0579891</text:p>
              </table:table-cell>
              <table:table-cell office:value-type="float" office:value="0.0578017">
                <text:p>0.0578017</text:p>
              </table:table-cell>
              <table:table-cell office:value-type="float" office:value="0.0656833">
                <text:p>0.0656833</text:p>
              </table:table-cell>
              <table:table-cell office:value-type="float" office:value="0.100704">
                <text:p>0.100704</text:p>
              </table:table-cell>
              <table:table-cell office:value-type="float" office:value="0.0577464">
                <text:p>0.0577464</text:p>
              </table:table-cell>
              <table:table-cell office:value-type="float" office:value="0.0640969">
                <text:p>0.0640969</text:p>
              </table:table-cell>
              <table:table-cell office:value-type="float" office:value="0.0571194">
                <text:p>0.05711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49327">
                <text:p>0.0549327</text:p>
              </table:table-cell>
              <table:table-cell office:value-type="float" office:value="0.0570446">
                <text:p>0.0570446</text:p>
              </table:table-cell>
              <table:table-cell office:value-type="float" office:value="0.0639578">
                <text:p>0.0639578</text:p>
              </table:table-cell>
              <table:table-cell office:value-type="float" office:value="0.0566353">
                <text:p>0.0566353</text:p>
              </table:table-cell>
              <table:table-cell office:value-type="float" office:value="0.0564307">
                <text:p>0.0564307</text:p>
              </table:table-cell>
              <table:table-cell office:value-type="float" office:value="0.0649646">
                <text:p>0.0649646</text:p>
              </table:table-cell>
              <table:table-cell office:value-type="float" office:value="0.0640013">
                <text:p>0.0640013</text:p>
              </table:table-cell>
              <table:table-cell office:value-type="float" office:value="0.0559053">
                <text:p>0.05590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549255">
                <text:p>0.0549255</text:p>
              </table:table-cell>
              <table:table-cell office:value-type="float" office:value="0.0570587">
                <text:p>0.0570587</text:p>
              </table:table-cell>
              <table:table-cell office:value-type="float" office:value="0.0568698">
                <text:p>0.0568698</text:p>
              </table:table-cell>
              <table:table-cell office:value-type="float" office:value="0.0567518">
                <text:p>0.0567518</text:p>
              </table:table-cell>
              <table:table-cell office:value-type="float" office:value="0.0554977">
                <text:p>0.0554977</text:p>
              </table:table-cell>
              <table:table-cell office:value-type="float" office:value="0.0561237">
                <text:p>0.0561237</text:p>
              </table:table-cell>
              <table:table-cell office:value-type="float" office:value="0.0573908">
                <text:p>0.0573908</text:p>
              </table:table-cell>
              <table:table-cell office:value-type="float" office:value="0.055427">
                <text:p>0.0554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549874">
                <text:p>0.0549874</text:p>
              </table:table-cell>
              <table:table-cell office:value-type="float" office:value="0.0572799">
                <text:p>0.0572799</text:p>
              </table:table-cell>
              <table:table-cell office:value-type="float" office:value="0.0623706">
                <text:p>0.0623706</text:p>
              </table:table-cell>
              <table:table-cell office:value-type="float" office:value="0.0563219">
                <text:p>0.0563219</text:p>
              </table:table-cell>
              <table:table-cell office:value-type="float" office:value="0.0569773">
                <text:p>0.0569773</text:p>
              </table:table-cell>
              <table:table-cell office:value-type="float" office:value="0.0554247">
                <text:p>0.0554247</text:p>
              </table:table-cell>
              <table:table-cell office:value-type="float" office:value="0.0588948">
                <text:p>0.0588948</text:p>
              </table:table-cell>
              <table:table-cell office:value-type="float" office:value="0.0576815">
                <text:p>0.05768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549917">
                <text:p>0.0549917</text:p>
              </table:table-cell>
              <table:table-cell office:value-type="float" office:value="0.0572673">
                <text:p>0.0572673</text:p>
              </table:table-cell>
              <table:table-cell office:value-type="float" office:value="0.056664">
                <text:p>0.056664</text:p>
              </table:table-cell>
              <table:table-cell office:value-type="float" office:value="0.0559136">
                <text:p>0.0559136</text:p>
              </table:table-cell>
              <table:table-cell office:value-type="float" office:value="0.0559569">
                <text:p>0.0559569</text:p>
              </table:table-cell>
              <table:table-cell office:value-type="float" office:value="0.0586384">
                <text:p>0.0586384</text:p>
              </table:table-cell>
              <table:table-cell office:value-type="float" office:value="0.055195">
                <text:p>0.055195</text:p>
              </table:table-cell>
              <table:table-cell office:value-type="float" office:value="0.0563733">
                <text:p>0.05637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549978">
                <text:p>0.0549978</text:p>
              </table:table-cell>
              <table:table-cell office:value-type="float" office:value="0.0568025">
                <text:p>0.0568025</text:p>
              </table:table-cell>
              <table:table-cell office:value-type="float" office:value="0.0610699">
                <text:p>0.0610699</text:p>
              </table:table-cell>
              <table:table-cell office:value-type="float" office:value="0.061156">
                <text:p>0.061156</text:p>
              </table:table-cell>
              <table:table-cell office:value-type="float" office:value="0.0559923">
                <text:p>0.0559923</text:p>
              </table:table-cell>
              <table:table-cell office:value-type="float" office:value="0.0567253">
                <text:p>0.0567253</text:p>
              </table:table-cell>
              <table:table-cell office:value-type="float" office:value="0.0551412">
                <text:p>0.0551412</text:p>
              </table:table-cell>
              <table:table-cell office:value-type="float" office:value="0.0558697">
                <text:p>0.055869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549491">
                <text:p>0.0549491</text:p>
              </table:table-cell>
              <table:table-cell office:value-type="float" office:value="0.0625393">
                <text:p>0.0625393</text:p>
              </table:table-cell>
              <table:table-cell office:value-type="float" office:value="0.0581123">
                <text:p>0.0581123</text:p>
              </table:table-cell>
              <table:table-cell office:value-type="float" office:value="0.0596175">
                <text:p>0.0596175</text:p>
              </table:table-cell>
              <table:table-cell office:value-type="float" office:value="0.0557796">
                <text:p>0.0557796</text:p>
              </table:table-cell>
              <table:table-cell office:value-type="float" office:value="0.0556379">
                <text:p>0.0556379</text:p>
              </table:table-cell>
              <table:table-cell office:value-type="float" office:value="0.0559088">
                <text:p>0.0559088</text:p>
              </table:table-cell>
              <table:table-cell office:value-type="float" office:value="0.0551875">
                <text:p>0.05518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54936">
                <text:p>0.054936</text:p>
              </table:table-cell>
              <table:table-cell office:value-type="float" office:value="0.0556654">
                <text:p>0.0556654</text:p>
              </table:table-cell>
              <table:table-cell office:value-type="float" office:value="0.0597424">
                <text:p>0.0597424</text:p>
              </table:table-cell>
              <table:table-cell office:value-type="float" office:value="0.0560669">
                <text:p>0.0560669</text:p>
              </table:table-cell>
              <table:table-cell office:value-type="float" office:value="0.0556961">
                <text:p>0.0556961</text:p>
              </table:table-cell>
              <table:table-cell office:value-type="float" office:value="0.0597182">
                <text:p>0.0597182</text:p>
              </table:table-cell>
              <table:table-cell office:value-type="float" office:value="0.0566705">
                <text:p>0.0566705</text:p>
              </table:table-cell>
              <table:table-cell office:value-type="float" office:value="0.0550558">
                <text:p>0.055055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549235">
                <text:p>0.0549235</text:p>
              </table:table-cell>
              <table:table-cell office:value-type="float" office:value="0.058327">
                <text:p>0.058327</text:p>
              </table:table-cell>
              <table:table-cell office:value-type="float" office:value="0.0557638">
                <text:p>0.0557638</text:p>
              </table:table-cell>
              <table:table-cell office:value-type="float" office:value="0.0558044">
                <text:p>0.0558044</text:p>
              </table:table-cell>
              <table:table-cell office:value-type="float" office:value="0.0587123">
                <text:p>0.0587123</text:p>
              </table:table-cell>
              <table:table-cell office:value-type="float" office:value="0.0557623">
                <text:p>0.0557623</text:p>
              </table:table-cell>
              <table:table-cell office:value-type="float" office:value="0.0564289">
                <text:p>0.0564289</text:p>
              </table:table-cell>
              <table:table-cell office:value-type="float" office:value="0.0562514">
                <text:p>0.056251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549396">
                <text:p>0.0549396</text:p>
              </table:table-cell>
              <table:table-cell office:value-type="float" office:value="0.0556174">
                <text:p>0.0556174</text:p>
              </table:table-cell>
              <table:table-cell office:value-type="float" office:value="0.0553771">
                <text:p>0.0553771</text:p>
              </table:table-cell>
              <table:table-cell office:value-type="float" office:value="0.056547">
                <text:p>0.056547</text:p>
              </table:table-cell>
              <table:table-cell office:value-type="float" office:value="0.0553403">
                <text:p>0.0553403</text:p>
              </table:table-cell>
              <table:table-cell office:value-type="float" office:value="0.058215">
                <text:p>0.058215</text:p>
              </table:table-cell>
              <table:table-cell office:value-type="float" office:value="0.0564676">
                <text:p>0.0564676</text:p>
              </table:table-cell>
              <table:table-cell office:value-type="float" office:value="0.0551207">
                <text:p>0.055120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549426">
                <text:p>0.0549426</text:p>
              </table:table-cell>
              <table:table-cell office:value-type="float" office:value="0.0647888">
                <text:p>0.0647888</text:p>
              </table:table-cell>
              <table:table-cell office:value-type="float" office:value="0.0618926">
                <text:p>0.0618926</text:p>
              </table:table-cell>
              <table:table-cell office:value-type="float" office:value="0.0556221">
                <text:p>0.0556221</text:p>
              </table:table-cell>
              <table:table-cell office:value-type="float" office:value="0.0582113">
                <text:p>0.0582113</text:p>
              </table:table-cell>
              <table:table-cell office:value-type="float" office:value="0.0552455">
                <text:p>0.0552455</text:p>
              </table:table-cell>
              <table:table-cell office:value-type="float" office:value="0.0556435">
                <text:p>0.0556435</text:p>
              </table:table-cell>
              <table:table-cell office:value-type="float" office:value="0.0558312">
                <text:p>0.055831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549594">
                <text:p>0.0549594</text:p>
              </table:table-cell>
              <table:table-cell office:value-type="float" office:value="0.0563979">
                <text:p>0.0563979</text:p>
              </table:table-cell>
              <table:table-cell office:value-type="float" office:value="0.05566">
                <text:p>0.05566</text:p>
              </table:table-cell>
              <table:table-cell office:value-type="float" office:value="0.055699">
                <text:p>0.055699</text:p>
              </table:table-cell>
              <table:table-cell office:value-type="float" office:value="0.0568057">
                <text:p>0.0568057</text:p>
              </table:table-cell>
              <table:table-cell office:value-type="float" office:value="0.0562587">
                <text:p>0.0562587</text:p>
              </table:table-cell>
              <table:table-cell office:value-type="float" office:value="0.0558909">
                <text:p>0.0558909</text:p>
              </table:table-cell>
              <table:table-cell office:value-type="float" office:value="0.0553359">
                <text:p>0.055335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549556">
                <text:p>0.0549556</text:p>
              </table:table-cell>
              <table:table-cell office:value-type="float" office:value="0.0555796">
                <text:p>0.0555796</text:p>
              </table:table-cell>
              <table:table-cell office:value-type="float" office:value="0.0636601">
                <text:p>0.0636601</text:p>
              </table:table-cell>
              <table:table-cell office:value-type="float" office:value="0.0565956">
                <text:p>0.0565956</text:p>
              </table:table-cell>
              <table:table-cell office:value-type="float" office:value="0.0568978">
                <text:p>0.0568978</text:p>
              </table:table-cell>
              <table:table-cell office:value-type="float" office:value="0.0598348">
                <text:p>0.0598348</text:p>
              </table:table-cell>
              <table:table-cell office:value-type="float" office:value="0.0553386">
                <text:p>0.0553386</text:p>
              </table:table-cell>
              <table:table-cell office:value-type="float" office:value="0.0550976">
                <text:p>0.055097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549824">
                <text:p>0.0549824</text:p>
              </table:table-cell>
              <table:table-cell office:value-type="float" office:value="0.0562779">
                <text:p>0.0562779</text:p>
              </table:table-cell>
              <table:table-cell office:value-type="float" office:value="0.0565695">
                <text:p>0.0565695</text:p>
              </table:table-cell>
              <table:table-cell office:value-type="float" office:value="0.0554906">
                <text:p>0.0554906</text:p>
              </table:table-cell>
              <table:table-cell office:value-type="float" office:value="0.0554491">
                <text:p>0.0554491</text:p>
              </table:table-cell>
              <table:table-cell office:value-type="float" office:value="0.057634">
                <text:p>0.057634</text:p>
              </table:table-cell>
              <table:table-cell office:value-type="float" office:value="0.0587219">
                <text:p>0.0587219</text:p>
              </table:table-cell>
              <table:table-cell office:value-type="float" office:value="0.055035">
                <text:p>0.05503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549896">
                <text:p>0.0549896</text:p>
              </table:table-cell>
              <table:table-cell office:value-type="float" office:value="0.0556742">
                <text:p>0.0556742</text:p>
              </table:table-cell>
              <table:table-cell office:value-type="float" office:value="0.0558935">
                <text:p>0.0558935</text:p>
              </table:table-cell>
              <table:table-cell office:value-type="float" office:value="0.0558224">
                <text:p>0.0558224</text:p>
              </table:table-cell>
              <table:table-cell office:value-type="float" office:value="0.0616394">
                <text:p>0.0616394</text:p>
              </table:table-cell>
              <table:table-cell office:value-type="float" office:value="0.0560167">
                <text:p>0.0560167</text:p>
              </table:table-cell>
              <table:table-cell office:value-type="float" office:value="0.0565401">
                <text:p>0.0565401</text:p>
              </table:table-cell>
              <table:table-cell office:value-type="float" office:value="0.0550464">
                <text:p>0.055046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549428">
                <text:p>0.0549428</text:p>
              </table:table-cell>
              <table:table-cell office:value-type="float" office:value="0.0555518">
                <text:p>0.0555518</text:p>
              </table:table-cell>
              <table:table-cell office:value-type="float" office:value="0.0559144">
                <text:p>0.0559144</text:p>
              </table:table-cell>
              <table:table-cell office:value-type="float" office:value="0.0552897">
                <text:p>0.0552897</text:p>
              </table:table-cell>
              <table:table-cell office:value-type="float" office:value="0.0555656">
                <text:p>0.0555656</text:p>
              </table:table-cell>
              <table:table-cell office:value-type="float" office:value="0.0557379">
                <text:p>0.0557379</text:p>
              </table:table-cell>
              <table:table-cell office:value-type="float" office:value="0.0562788">
                <text:p>0.0562788</text:p>
              </table:table-cell>
              <table:table-cell office:value-type="float" office:value="0.0564969">
                <text:p>0.056496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549398">
                <text:p>0.0549398</text:p>
              </table:table-cell>
              <table:table-cell office:value-type="float" office:value="0.0660642">
                <text:p>0.0660642</text:p>
              </table:table-cell>
              <table:table-cell office:value-type="float" office:value="0.0556278">
                <text:p>0.0556278</text:p>
              </table:table-cell>
              <table:table-cell office:value-type="float" office:value="0.0555403">
                <text:p>0.0555403</text:p>
              </table:table-cell>
              <table:table-cell office:value-type="float" office:value="0.0552419">
                <text:p>0.0552419</text:p>
              </table:table-cell>
              <table:table-cell office:value-type="float" office:value="0.0689692">
                <text:p>0.0689692</text:p>
              </table:table-cell>
              <table:table-cell office:value-type="float" office:value="0.0551771">
                <text:p>0.0551771</text:p>
              </table:table-cell>
              <table:table-cell office:value-type="float" office:value="0.0551908">
                <text:p>0.05519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49381">
                <text:p>0.0549381</text:p>
              </table:table-cell>
              <table:table-cell office:value-type="float" office:value="0.0588661">
                <text:p>0.0588661</text:p>
              </table:table-cell>
              <table:table-cell office:value-type="float" office:value="0.0560878">
                <text:p>0.0560878</text:p>
              </table:table-cell>
              <table:table-cell office:value-type="float" office:value="0.0558696">
                <text:p>0.0558696</text:p>
              </table:table-cell>
              <table:table-cell office:value-type="float" office:value="0.0563614">
                <text:p>0.0563614</text:p>
              </table:table-cell>
              <table:table-cell office:value-type="float" office:value="0.0569697">
                <text:p>0.0569697</text:p>
              </table:table-cell>
              <table:table-cell office:value-type="float" office:value="0.057832">
                <text:p>0.057832</text:p>
              </table:table-cell>
              <table:table-cell office:value-type="float" office:value="0.0556073">
                <text:p>0.05560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4cm" svg:height="8.997cm" xlink:href=".." xlink:type="simple" chart:class="chart:bar" chart:style-name="ch1">
        <chart:legend chart:legend-position="end" svg:x="14.429cm" svg:y="2.456cm" style:legend-expansion="high" chart:style-name="ch2"/>
        <chart:plot-area chart:style-name="ch3" table:cell-range-address="Sheet1.B30:Sheet1.I31" chart:data-source-has-labels="row" svg:x="0.32cm" svg:y="0.179cm" svg:width="13.789cm" svg:height="8.639cm">
          <chartooo:coordinate-region svg:x="1.418cm" svg:y="0.378cm" svg:width="12.691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1:Sheet1.B31" chart:label-cell-address="Sheet1.B30:Sheet1.B30" chart:class="chart:bar">
            <chart:data-point/>
          </chart:series>
          <chart:series chart:style-name="ch8" chart:values-cell-range-address="Sheet1.C31:Sheet1.C31" chart:label-cell-address="Sheet1.C30:Sheet1.C30" chart:class="chart:bar">
            <chart:data-point/>
          </chart:series>
          <chart:series chart:style-name="ch9" chart:values-cell-range-address="Sheet1.D31:Sheet1.D31" chart:label-cell-address="Sheet1.D30:Sheet1.D30" chart:class="chart:bar">
            <chart:data-point/>
          </chart:series>
          <chart:series chart:style-name="ch10" chart:values-cell-range-address="Sheet1.E31:Sheet1.E31" chart:label-cell-address="Sheet1.E30:Sheet1.E30" chart:class="chart:bar">
            <chart:data-point/>
          </chart:series>
          <chart:series chart:style-name="ch11" chart:values-cell-range-address="Sheet1.F31:Sheet1.F31" chart:label-cell-address="Sheet1.F30:Sheet1.F30" chart:class="chart:bar">
            <chart:data-point/>
          </chart:series>
          <chart:series chart:style-name="ch12" chart:values-cell-range-address="Sheet1.G31:Sheet1.G31" chart:label-cell-address="Sheet1.G30:Sheet1.G30" chart:class="chart:bar">
            <chart:data-point/>
          </chart:series>
          <chart:series chart:style-name="ch13" chart:values-cell-range-address="Sheet1.H31:Sheet1.H31" chart:label-cell-address="Sheet1.H30:Sheet1.H30" chart:class="chart:bar">
            <chart:data-point/>
          </chart:series>
          <chart:series chart:style-name="ch14" chart:values-cell-range-address="Sheet1.I31:Sheet1.I31" chart:label-cell-address="Sheet1.I30:Sheet1.I30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GD</text:p>
                <draw:g>
                  <svg:desc>Sheet1.B30:Sheet1.B30</svg:desc>
                </draw:g>
              </table:table-cell>
              <table:table-cell office:value-type="string">
                <text:p>K=1</text:p>
                <draw:g>
                  <svg:desc>Sheet1.C30:Sheet1.C30</svg:desc>
                </draw:g>
              </table:table-cell>
              <table:table-cell office:value-type="string">
                <text:p>K=2</text:p>
                <draw:g>
                  <svg:desc>Sheet1.D30:Sheet1.D30</svg:desc>
                </draw:g>
              </table:table-cell>
              <table:table-cell office:value-type="string">
                <text:p>K=4</text:p>
                <draw:g>
                  <svg:desc>Sheet1.E30:Sheet1.E30</svg:desc>
                </draw:g>
              </table:table-cell>
              <table:table-cell office:value-type="string">
                <text:p>K=8</text:p>
                <draw:g>
                  <svg:desc>Sheet1.F30:Sheet1.F30</svg:desc>
                </draw:g>
              </table:table-cell>
              <table:table-cell office:value-type="string">
                <text:p>K=16</text:p>
                <draw:g>
                  <svg:desc>Sheet1.G30:Sheet1.G30</svg:desc>
                </draw:g>
              </table:table-cell>
              <table:table-cell office:value-type="string">
                <text:p>K=32</text:p>
                <draw:g>
                  <svg:desc>Sheet1.H30:Sheet1.H30</svg:desc>
                </draw:g>
              </table:table-cell>
              <table:table-cell office:value-type="string">
                <text:p>K=64</text:p>
                <draw:g>
                  <svg:desc>Sheet1.I30:Sheet1.I30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  <draw:g>
                  <svg:desc>Sheet1.B31:Sheet1.B31</svg:desc>
                </draw:g>
              </table:table-cell>
              <table:table-cell office:value-type="float" office:value="0.0118411633883833">
                <text:p>0.0118411633883833</text:p>
                <draw:g>
                  <svg:desc>Sheet1.C31:Sheet1.C31</svg:desc>
                </draw:g>
              </table:table-cell>
              <table:table-cell office:value-type="float" office:value="0.0086591125593561">
                <text:p>0.0086591125593561</text:p>
                <draw:g>
                  <svg:desc>Sheet1.D31:Sheet1.D31</svg:desc>
                </draw:g>
              </table:table-cell>
              <table:table-cell office:value-type="float" office:value="0.00706717642623087">
                <text:p>0.00706717642623087</text:p>
                <draw:g>
                  <svg:desc>Sheet1.E31:Sheet1.E31</svg:desc>
                </draw:g>
              </table:table-cell>
              <table:table-cell office:value-type="float" office:value="0.00619652943351479">
                <text:p>0.00619652943351479</text:p>
                <draw:g>
                  <svg:desc>Sheet1.F31:Sheet1.F31</svg:desc>
                </draw:g>
              </table:table-cell>
              <table:table-cell office:value-type="float" office:value="0.00626210117355197">
                <text:p>0.00626210117355197</text:p>
                <draw:g>
                  <svg:desc>Sheet1.G31:Sheet1.G31</svg:desc>
                </draw:g>
              </table:table-cell>
              <table:table-cell office:value-type="float" office:value="0.00436234214969658">
                <text:p>0.00436234214969658</text:p>
                <draw:g>
                  <svg:desc>Sheet1.H31:Sheet1.H31</svg:desc>
                </draw:g>
              </table:table-cell>
              <table:table-cell office:value-type="float" office:value="0.00242797581859948">
                <text:p>0.00242797581859948</text:p>
                <draw:g>
                  <svg:desc>Sheet1.I31:Sheet1.I31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05" chart:maximum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1cm" chart:symbol-height="0.1cm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1cm" chart:symbol-height="0.1cm" chart:link-data-style-to-source="true"/>
      <style:graphic-properties svg:stroke-color="#83caff" draw:fill-color="#83caff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arrow-left" chart:symbol-width="0.1cm" chart:symbol-height="0.1cm"/>
    </style:style>
    <style:style style:name="ch16" style:family="chart" style:data-style-name="N0">
      <style:chart-properties chart:symbol-type="named-symbol" chart:symbol-name="bow-tie" chart:symbol-width="0.1cm" chart:symbol-height="0.1cm" chart:link-data-style-to-source="true"/>
      <style:graphic-properties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1cm" chart:symbol-height="0.1cm" chart:link-data-style-to-source="true"/>
      <style:graphic-properties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4cm" svg:height="8.998cm" xlink:href=".." xlink:type="simple" chart:class="chart:line" chart:style-name="ch1">
        <chart:legend chart:legend-position="end" svg:x="13.655cm" svg:y="2.208cm" style:legend-expansion="high" chart:style-name="ch2"/>
        <chart:plot-area chart:style-name="ch3" table:cell-range-address="Sheet1.A37:Sheet1.J47" chart:data-source-has-labels="both" svg:x="1.331cm" svg:y="0.179cm" svg:width="12.004cm" svg:height="7.659cm">
          <chartooo:coordinate-region svg:x="2.243cm" svg:y="0.179cm" svg:width="11.092cm" svg:height="7.46cm"/>
          <chart:axis chart:dimension="x" chart:name="primary-x" chart:style-name="ch4" chartooo:axis-type="auto">
            <chartooo:date-scale/>
            <chart:title svg:x="6.813cm" svg:y="8.017cm" chart:style-name="ch5">
              <text:p>Epoch</text:p>
            </chart:title>
            <chart:categories table:cell-range-address="Sheet1.A38:Sheet1.A47"/>
          </chart:axis>
          <chart:axis chart:dimension="y" chart:name="primary-y" chart:style-name="ch6">
            <chart:title svg:x="0.451cm" svg:y="5.745cm" chart:style-name="ch7">
              <text:p>Log scale Logistic Loss</text:p>
            </chart:title>
            <chart:grid chart:style-name="ch8" chart:class="major"/>
          </chart:axis>
          <chart:series chart:style-name="ch9" chart:values-cell-range-address="Sheet1.B38:Sheet1.B47" chart:label-cell-address="Sheet1.B37:Sheet1.B37" chart:class="chart:line">
            <chart:data-point chart:repeated="10"/>
          </chart:series>
          <chart:series chart:style-name="ch10" chart:values-cell-range-address="Sheet1.C38:Sheet1.C47" chart:label-cell-address="Sheet1.C37:Sheet1.C37" chart:class="chart:line">
            <chart:data-point chart:repeated="10"/>
          </chart:series>
          <chart:series chart:style-name="ch11" chart:values-cell-range-address="Sheet1.D38:Sheet1.D47" chart:label-cell-address="Sheet1.D37:Sheet1.D37" chart:class="chart:line">
            <chart:data-point chart:repeated="10"/>
          </chart:series>
          <chart:series chart:style-name="ch12" chart:values-cell-range-address="Sheet1.E38:Sheet1.E47" chart:label-cell-address="Sheet1.E37:Sheet1.E37" chart:class="chart:line">
            <chart:data-point chart:repeated="10"/>
          </chart:series>
          <chart:series chart:style-name="ch13" chart:values-cell-range-address="Sheet1.F38:Sheet1.F47" chart:label-cell-address="Sheet1.F37:Sheet1.F37" chart:class="chart:line">
            <chart:data-point chart:repeated="10"/>
          </chart:series>
          <chart:series chart:style-name="ch14" chart:values-cell-range-address="Sheet1.G38:Sheet1.G47" chart:label-cell-address="Sheet1.G37:Sheet1.G37" chart:class="chart:line">
            <chart:data-point/>
            <chart:data-point chart:style-name="ch15"/>
            <chart:data-point chart:repeated="8"/>
          </chart:series>
          <chart:series chart:style-name="ch16" chart:values-cell-range-address="Sheet1.H38:Sheet1.H47" chart:label-cell-address="Sheet1.H37:Sheet1.H37" chart:class="chart:line">
            <chart:data-point chart:repeated="10"/>
          </chart:series>
          <chart:series chart:style-name="ch17" chart:values-cell-range-address="Sheet1.I38:Sheet1.I47" chart:label-cell-address="Sheet1.I37:Sheet1.I37" chart:class="chart:line">
            <chart:data-point chart:repeated="10"/>
          </chart:series>
          <chart:series chart:style-name="ch18" chart:values-cell-range-address="Sheet1.J38:Sheet1.J47" chart:label-cell-address="Sheet1.J37:Sheet1.J37" chart:class="chart:line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GD</text:p>
                <draw:g>
                  <svg:desc>Sheet1.B37:Sheet1.B37</svg:desc>
                </draw:g>
              </table:table-cell>
              <table:table-cell office:value-type="string">
                <text:p>K=1</text:p>
                <draw:g>
                  <svg:desc>Sheet1.C37:Sheet1.C37</svg:desc>
                </draw:g>
              </table:table-cell>
              <table:table-cell office:value-type="string">
                <text:p>K=2</text:p>
                <draw:g>
                  <svg:desc>Sheet1.D37:Sheet1.D37</svg:desc>
                </draw:g>
              </table:table-cell>
              <table:table-cell office:value-type="string">
                <text:p>K=4</text:p>
                <draw:g>
                  <svg:desc>Sheet1.E37:Sheet1.E37</svg:desc>
                </draw:g>
              </table:table-cell>
              <table:table-cell office:value-type="string">
                <text:p>K=8</text:p>
                <draw:g>
                  <svg:desc>Sheet1.F37:Sheet1.F37</svg:desc>
                </draw:g>
              </table:table-cell>
              <table:table-cell office:value-type="string">
                <text:p>K=16</text:p>
                <draw:g>
                  <svg:desc>Sheet1.G37:Sheet1.G37</svg:desc>
                </draw:g>
              </table:table-cell>
              <table:table-cell office:value-type="string">
                <text:p>K=32</text:p>
                <draw:g>
                  <svg:desc>Sheet1.H37:Sheet1.H37</svg:desc>
                </draw:g>
              </table:table-cell>
              <table:table-cell office:value-type="string">
                <text:p>K=64</text:p>
                <draw:g>
                  <svg:desc>Sheet1.I37:Sheet1.I37</svg:desc>
                </draw:g>
              </table:table-cell>
              <table:table-cell office:value-type="string">
                <text:p>K=128</text:p>
                <draw:g>
                  <svg:desc>Sheet1.J37:Sheet1.J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38:Sheet1.A47</svg:desc>
                </draw:g>
              </table:table-cell>
              <table:table-cell office:value-type="float" office:value="0.191498">
                <text:p>0.191498</text:p>
                <draw:g>
                  <svg:desc>Sheet1.B38:Sheet1.B47</svg:desc>
                </draw:g>
              </table:table-cell>
              <table:table-cell office:value-type="float" office:value="0.883067">
                <text:p>0.883067</text:p>
                <draw:g>
                  <svg:desc>Sheet1.C38:Sheet1.C47</svg:desc>
                </draw:g>
              </table:table-cell>
              <table:table-cell office:value-type="float" office:value="0.776197">
                <text:p>0.776197</text:p>
                <draw:g>
                  <svg:desc>Sheet1.D38:Sheet1.D47</svg:desc>
                </draw:g>
              </table:table-cell>
              <table:table-cell office:value-type="float" office:value="0.211403">
                <text:p>0.211403</text:p>
                <draw:g>
                  <svg:desc>Sheet1.E38:Sheet1.E47</svg:desc>
                </draw:g>
              </table:table-cell>
              <table:table-cell office:value-type="float" office:value="1.0638">
                <text:p>1.0638</text:p>
                <draw:g>
                  <svg:desc>Sheet1.F38:Sheet1.F47</svg:desc>
                </draw:g>
              </table:table-cell>
              <table:table-cell office:value-type="float" office:value="0.223146">
                <text:p>0.223146</text:p>
                <draw:g>
                  <svg:desc>Sheet1.G38:Sheet1.G47</svg:desc>
                </draw:g>
              </table:table-cell>
              <table:table-cell office:value-type="float" office:value="0.283706">
                <text:p>0.283706</text:p>
                <draw:g>
                  <svg:desc>Sheet1.H38:Sheet1.H47</svg:desc>
                </draw:g>
              </table:table-cell>
              <table:table-cell office:value-type="float" office:value="0.251555">
                <text:p>0.251555</text:p>
                <draw:g>
                  <svg:desc>Sheet1.I38:Sheet1.I47</svg:desc>
                </draw:g>
              </table:table-cell>
              <table:table-cell office:value-type="float" office:value="0.212372">
                <text:p>0.212372</text:p>
                <draw:g>
                  <svg:desc>Sheet1.J38:Sheet1.J4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1509">
                <text:p>0.191509</text:p>
              </table:table-cell>
              <table:table-cell office:value-type="float" office:value="0.261044">
                <text:p>0.261044</text:p>
              </table:table-cell>
              <table:table-cell office:value-type="float" office:value="0.298519">
                <text:p>0.298519</text:p>
              </table:table-cell>
              <table:table-cell office:value-type="float" office:value="0.210297">
                <text:p>0.210297</text:p>
              </table:table-cell>
              <table:table-cell office:value-type="float" office:value="0.208703">
                <text:p>0.208703</text:p>
              </table:table-cell>
              <table:table-cell office:value-type="float" office:value="0.19873">
                <text:p>0.19873</text:p>
              </table:table-cell>
              <table:table-cell office:value-type="float" office:value="0.29037">
                <text:p>0.29037</text:p>
              </table:table-cell>
              <table:table-cell office:value-type="float" office:value="0.1949">
                <text:p>0.1949</text:p>
              </table:table-cell>
              <table:table-cell office:value-type="float" office:value="0.20324">
                <text:p>0.20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2403">
                <text:p>0.192403</text:p>
              </table:table-cell>
              <table:table-cell office:value-type="float" office:value="0.265692">
                <text:p>0.265692</text:p>
              </table:table-cell>
              <table:table-cell office:value-type="float" office:value="0.284885">
                <text:p>0.284885</text:p>
              </table:table-cell>
              <table:table-cell office:value-type="float" office:value="0.21238">
                <text:p>0.21238</text:p>
              </table:table-cell>
              <table:table-cell office:value-type="float" office:value="0.202518">
                <text:p>0.202518</text:p>
              </table:table-cell>
              <table:table-cell office:value-type="float" office:value="0.208861">
                <text:p>0.208861</text:p>
              </table:table-cell>
              <table:table-cell office:value-type="float" office:value="0.20541">
                <text:p>0.20541</text:p>
              </table:table-cell>
              <table:table-cell office:value-type="float" office:value="0.206157">
                <text:p>0.206157</text:p>
              </table:table-cell>
              <table:table-cell office:value-type="float" office:value="0.201596">
                <text:p>0.201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1059">
                <text:p>0.191059</text:p>
              </table:table-cell>
              <table:table-cell office:value-type="float" office:value="0.252979">
                <text:p>0.252979</text:p>
              </table:table-cell>
              <table:table-cell office:value-type="float" office:value="0.422982">
                <text:p>0.422982</text:p>
              </table:table-cell>
              <table:table-cell office:value-type="float" office:value="0.393007">
                <text:p>0.393007</text:p>
              </table:table-cell>
              <table:table-cell office:value-type="float" office:value="0.304676">
                <text:p>0.304676</text:p>
              </table:table-cell>
              <table:table-cell office:value-type="float" office:value="0.194891">
                <text:p>0.194891</text:p>
              </table:table-cell>
              <table:table-cell office:value-type="float" office:value="0.194826">
                <text:p>0.194826</text:p>
              </table:table-cell>
              <table:table-cell office:value-type="float" office:value="0.192631">
                <text:p>0.192631</text:p>
              </table:table-cell>
              <table:table-cell office:value-type="float" office:value="0.199556">
                <text:p>0.199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1385">
                <text:p>0.191385</text:p>
              </table:table-cell>
              <table:table-cell office:value-type="float" office:value="0.203923">
                <text:p>0.203923</text:p>
              </table:table-cell>
              <table:table-cell office:value-type="float" office:value="0.234868">
                <text:p>0.234868</text:p>
              </table:table-cell>
              <table:table-cell office:value-type="float" office:value="0.210858">
                <text:p>0.210858</text:p>
              </table:table-cell>
              <table:table-cell office:value-type="float" office:value="0.195412">
                <text:p>0.195412</text:p>
              </table:table-cell>
              <table:table-cell office:value-type="float" office:value="0.204021">
                <text:p>0.204021</text:p>
              </table:table-cell>
              <table:table-cell office:value-type="float" office:value="0.254739">
                <text:p>0.254739</text:p>
              </table:table-cell>
              <table:table-cell office:value-type="float" office:value="0.200767">
                <text:p>0.200767</text:p>
              </table:table-cell>
              <table:table-cell office:value-type="float" office:value="0.192882">
                <text:p>0.192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1206">
                <text:p>0.191206</text:p>
              </table:table-cell>
              <table:table-cell office:value-type="float" office:value="0.432606">
                <text:p>0.432606</text:p>
              </table:table-cell>
              <table:table-cell office:value-type="float" office:value="0.23084">
                <text:p>0.23084</text:p>
              </table:table-cell>
              <table:table-cell office:value-type="float" office:value="0.196592">
                <text:p>0.196592</text:p>
              </table:table-cell>
              <table:table-cell office:value-type="float" office:value="0.197018">
                <text:p>0.197018</text:p>
              </table:table-cell>
              <table:table-cell office:value-type="float" office:value="0.199126">
                <text:p>0.199126</text:p>
              </table:table-cell>
              <table:table-cell office:value-type="float" office:value="0.196432">
                <text:p>0.196432</text:p>
              </table:table-cell>
              <table:table-cell office:value-type="float" office:value="0.196907">
                <text:p>0.196907</text:p>
              </table:table-cell>
              <table:table-cell office:value-type="float" office:value="0.192792">
                <text:p>0.192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1229">
                <text:p>0.191229</text:p>
              </table:table-cell>
              <table:table-cell office:value-type="float" office:value="0.279592">
                <text:p>0.279592</text:p>
              </table:table-cell>
              <table:table-cell office:value-type="float" office:value="0.217531">
                <text:p>0.217531</text:p>
              </table:table-cell>
              <table:table-cell office:value-type="float" office:value="0.24238">
                <text:p>0.24238</text:p>
              </table:table-cell>
              <table:table-cell office:value-type="float" office:value="0.264857">
                <text:p>0.264857</text:p>
              </table:table-cell>
              <table:table-cell office:value-type="float" office:value="0.214609">
                <text:p>0.214609</text:p>
              </table:table-cell>
              <table:table-cell office:value-type="float" office:value="0.23784">
                <text:p>0.23784</text:p>
              </table:table-cell>
              <table:table-cell office:value-type="float" office:value="0.213085">
                <text:p>0.213085</text:p>
              </table:table-cell>
              <table:table-cell office:value-type="float" office:value="0.192931">
                <text:p>0.192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1084">
                <text:p>0.191084</text:p>
              </table:table-cell>
              <table:table-cell office:value-type="float" office:value="0.20056">
                <text:p>0.20056</text:p>
              </table:table-cell>
              <table:table-cell office:value-type="float" office:value="0.295806">
                <text:p>0.295806</text:p>
              </table:table-cell>
              <table:table-cell office:value-type="float" office:value="0.412171">
                <text:p>0.412171</text:p>
              </table:table-cell>
              <table:table-cell office:value-type="float" office:value="0.194891">
                <text:p>0.194891</text:p>
              </table:table-cell>
              <table:table-cell office:value-type="float" office:value="0.194454">
                <text:p>0.194454</text:p>
              </table:table-cell>
              <table:table-cell office:value-type="float" office:value="0.194946">
                <text:p>0.194946</text:p>
              </table:table-cell>
              <table:table-cell office:value-type="float" office:value="0.19829">
                <text:p>0.19829</text:p>
              </table:table-cell>
              <table:table-cell office:value-type="float" office:value="0.194519">
                <text:p>0.194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1436">
                <text:p>0.191436</text:p>
              </table:table-cell>
              <table:table-cell office:value-type="float" office:value="0.264925">
                <text:p>0.264925</text:p>
              </table:table-cell>
              <table:table-cell office:value-type="float" office:value="0.202951">
                <text:p>0.202951</text:p>
              </table:table-cell>
              <table:table-cell office:value-type="float" office:value="0.194752">
                <text:p>0.194752</text:p>
              </table:table-cell>
              <table:table-cell office:value-type="float" office:value="0.217999">
                <text:p>0.217999</text:p>
              </table:table-cell>
              <table:table-cell office:value-type="float" office:value="0.201047">
                <text:p>0.201047</text:p>
              </table:table-cell>
              <table:table-cell office:value-type="float" office:value="0.196515">
                <text:p>0.196515</text:p>
              </table:table-cell>
              <table:table-cell office:value-type="float" office:value="0.198556">
                <text:p>0.198556</text:p>
              </table:table-cell>
              <table:table-cell office:value-type="float" office:value="0.192977">
                <text:p>0.192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1288">
                <text:p>0.191288</text:p>
              </table:table-cell>
              <table:table-cell office:value-type="float" office:value="0.205765">
                <text:p>0.205765</text:p>
              </table:table-cell>
              <table:table-cell office:value-type="float" office:value="0.393031">
                <text:p>0.393031</text:p>
              </table:table-cell>
              <table:table-cell office:value-type="float" office:value="0.209826">
                <text:p>0.209826</text:p>
              </table:table-cell>
              <table:table-cell office:value-type="float" office:value="0.198414">
                <text:p>0.198414</text:p>
              </table:table-cell>
              <table:table-cell office:value-type="float" office:value="0.196894">
                <text:p>0.196894</text:p>
              </table:table-cell>
              <table:table-cell office:value-type="float" office:value="0.192805">
                <text:p>0.192805</text:p>
              </table:table-cell>
              <table:table-cell office:value-type="float" office:value="0.19277">
                <text:p>0.19277</text:p>
              </table:table-cell>
              <table:table-cell office:value-type="float" office:value="0.193459">
                <text:p>0.1934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04cm" svg:height="8.997cm" xlink:href=".." xlink:type="simple" chart:class="chart:bar" chart:style-name="ch1">
        <chart:title svg:x="1.212cm" svg:y="0.314cm" chart:style-name="ch2">
          <text:p>500K samples, 2049 features, ordered by label, binary classification
Partition size = 512 samples, K is #partitions at a time</text:p>
        </chart:title>
        <chart:legend chart:legend-position="end" svg:x="12.815cm" svg:y="1.709cm" style:legend-expansion="high" chart:style-name="ch3"/>
        <chart:plot-area chart:style-name="ch4" table:cell-range-address="Sheet1.B50:Sheet1.L51" chart:data-source-has-labels="row" svg:x="1.331cm" svg:y="1.776cm" svg:width="11.164cm" svg:height="7.042cm">
          <chartooo:coordinate-region svg:x="1.873cm" svg:y="1.975cm" svg:width="10.622cm" svg:height="6.644cm"/>
          <chart:axis chart:dimension="x" chart:name="primary-x" chart:style-name="ch5"/>
          <chart:axis chart:dimension="y" chart:name="primary-y" chart:style-name="ch6">
            <chart:title svg:x="0.451cm" svg:y="7.709cm" chart:style-name="ch7">
              <text:p>Deviation from min SGD loss (%)</text:p>
            </chart:title>
            <chart:grid chart:style-name="ch8" chart:class="major"/>
          </chart:axis>
          <chart:series chart:style-name="ch9" chart:values-cell-range-address="Sheet1.B51:Sheet1.B51" chart:label-cell-address="Sheet1.B50:Sheet1.B50" chart:class="chart:bar">
            <chart:data-point/>
          </chart:series>
          <chart:series chart:style-name="ch10" chart:values-cell-range-address="Sheet1.C51:Sheet1.C51" chart:label-cell-address="Sheet1.C50:Sheet1.C50" chart:class="chart:bar">
            <chart:data-point/>
          </chart:series>
          <chart:series chart:style-name="ch11" chart:values-cell-range-address="Sheet1.D51:Sheet1.D51" chart:label-cell-address="Sheet1.D50:Sheet1.D50" chart:class="chart:bar">
            <chart:data-point/>
          </chart:series>
          <chart:series chart:style-name="ch12" chart:values-cell-range-address="Sheet1.E51:Sheet1.E51" chart:label-cell-address="Sheet1.E50:Sheet1.E50" chart:class="chart:bar">
            <chart:data-point/>
          </chart:series>
          <chart:series chart:style-name="ch13" chart:values-cell-range-address="Sheet1.F51:Sheet1.F51" chart:label-cell-address="Sheet1.F50:Sheet1.F50" chart:class="chart:bar">
            <chart:data-point/>
          </chart:series>
          <chart:series chart:style-name="ch14" chart:values-cell-range-address="Sheet1.G51:Sheet1.G51" chart:label-cell-address="Sheet1.G50:Sheet1.G50" chart:class="chart:bar">
            <chart:data-point/>
          </chart:series>
          <chart:series chart:style-name="ch15" chart:values-cell-range-address="Sheet1.H51:Sheet1.H51" chart:label-cell-address="Sheet1.H50:Sheet1.H50" chart:class="chart:bar">
            <chart:data-point/>
          </chart:series>
          <chart:series chart:style-name="ch16" chart:values-cell-range-address="Sheet1.I51:Sheet1.I51" chart:label-cell-address="Sheet1.I50:Sheet1.I50" chart:class="chart:bar">
            <chart:data-point/>
          </chart:series>
          <chart:series chart:style-name="ch17" chart:values-cell-range-address="Sheet1.J51:Sheet1.J51" chart:label-cell-address="Sheet1.J50:Sheet1.J50" chart:class="chart:bar">
            <chart:data-point/>
          </chart:series>
          <chart:series chart:style-name="ch18" chart:values-cell-range-address="Sheet1.K51:Sheet1.K51" chart:label-cell-address="Sheet1.K50:Sheet1.K50" chart:class="chart:bar">
            <chart:data-point/>
          </chart:series>
          <chart:series chart:style-name="ch19" chart:values-cell-range-address="Sheet1.L51:Sheet1.L51" chart:label-cell-address="Sheet1.L50:Sheet1.L50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GD</text:p>
                <draw:g>
                  <svg:desc>Sheet1.B50:Sheet1.B50</svg:desc>
                </draw:g>
              </table:table-cell>
              <table:table-cell office:value-type="string">
                <text:p>K=1</text:p>
                <draw:g>
                  <svg:desc>Sheet1.C50:Sheet1.C50</svg:desc>
                </draw:g>
              </table:table-cell>
              <table:table-cell office:value-type="string">
                <text:p>K=2</text:p>
                <draw:g>
                  <svg:desc>Sheet1.D50:Sheet1.D50</svg:desc>
                </draw:g>
              </table:table-cell>
              <table:table-cell office:value-type="string">
                <text:p>K=4</text:p>
                <draw:g>
                  <svg:desc>Sheet1.E50:Sheet1.E50</svg:desc>
                </draw:g>
              </table:table-cell>
              <table:table-cell office:value-type="string">
                <text:p>K=8</text:p>
                <draw:g>
                  <svg:desc>Sheet1.F50:Sheet1.F50</svg:desc>
                </draw:g>
              </table:table-cell>
              <table:table-cell office:value-type="string">
                <text:p>K=16</text:p>
                <draw:g>
                  <svg:desc>Sheet1.G50:Sheet1.G50</svg:desc>
                </draw:g>
              </table:table-cell>
              <table:table-cell office:value-type="string">
                <text:p>K=32</text:p>
                <draw:g>
                  <svg:desc>Sheet1.H50:Sheet1.H50</svg:desc>
                </draw:g>
              </table:table-cell>
              <table:table-cell office:value-type="string">
                <text:p>K=64</text:p>
                <draw:g>
                  <svg:desc>Sheet1.I50:Sheet1.I50</svg:desc>
                </draw:g>
              </table:table-cell>
              <table:table-cell office:value-type="string">
                <text:p>K=128</text:p>
                <draw:g>
                  <svg:desc>Sheet1.J50:Sheet1.J50</svg:desc>
                </draw:g>
              </table:table-cell>
              <table:table-cell office:value-type="string">
                <text:p>SGD variation 1</text:p>
                <draw:g>
                  <svg:desc>Sheet1.K50:Sheet1.K50</svg:desc>
                </draw:g>
              </table:table-cell>
              <table:table-cell office:value-type="string">
                <text:p>SGD variation 2</text:p>
                <draw:g>
                  <svg:desc>Sheet1.L50:Sheet1.L50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  <draw:g>
                  <svg:desc>Sheet1.B51:Sheet1.B51</svg:desc>
                </draw:g>
              </table:table-cell>
              <table:table-cell office:value-type="float" office:value="4.97280944629671">
                <text:p>4.97280944629671</text:p>
                <draw:g>
                  <svg:desc>Sheet1.C51:Sheet1.C51</svg:desc>
                </draw:g>
              </table:table-cell>
              <table:table-cell office:value-type="float" office:value="6.22425533473954">
                <text:p>6.22425533473954</text:p>
                <draw:g>
                  <svg:desc>Sheet1.D51:Sheet1.D51</svg:desc>
                </draw:g>
              </table:table-cell>
              <table:table-cell office:value-type="float" office:value="1.93291077625236">
                <text:p>1.93291077625236</text:p>
                <draw:g>
                  <svg:desc>Sheet1.E51:Sheet1.E51</svg:desc>
                </draw:g>
              </table:table-cell>
              <table:table-cell office:value-type="float" office:value="2.00566317210914">
                <text:p>2.00566317210914</text:p>
                <draw:g>
                  <svg:desc>Sheet1.F51:Sheet1.F51</svg:desc>
                </draw:g>
              </table:table-cell>
              <table:table-cell office:value-type="float" office:value="1.77693801391194">
                <text:p>1.77693801391194</text:p>
                <draw:g>
                  <svg:desc>Sheet1.G51:Sheet1.G51</svg:desc>
                </draw:g>
              </table:table-cell>
              <table:table-cell office:value-type="float" office:value="0.91385383572615">
                <text:p>0.91385383572615</text:p>
                <draw:g>
                  <svg:desc>Sheet1.H51:Sheet1.H51</svg:desc>
                </draw:g>
              </table:table-cell>
              <table:table-cell office:value-type="float" office:value="0.822782491272339">
                <text:p>0.822782491272339</text:p>
                <draw:g>
                  <svg:desc>Sheet1.I51:Sheet1.I51</svg:desc>
                </draw:g>
              </table:table-cell>
              <table:table-cell office:value-type="float" office:value="0.907049654818675">
                <text:p>0.907049654818675</text:p>
                <draw:g>
                  <svg:desc>Sheet1.J51:Sheet1.J51</svg:desc>
                </draw:g>
              </table:table-cell>
              <table:table-cell office:value-type="float" office:value="-0.0722289973254331">
                <text:p>-0.0722289973254331</text:p>
                <draw:g>
                  <svg:desc>Sheet1.K51:Sheet1.K51</svg:desc>
                </draw:g>
              </table:table-cell>
              <table:table-cell office:value-type="float" office:value="-0.104679706268733">
                <text:p>-0.104679706268733</text:p>
                <draw:g>
                  <svg:desc>Sheet1.L51:Sheet1.L51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